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12mm"/>
    </style:style>
    <style:style style:name="co3" style:family="table-column">
      <style:table-column-properties fo:break-before="auto" style:column-width="31.75mm"/>
    </style:style>
    <style:style style:name="ro1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start" fo:margin-left="0mm"/>
      <style:text-properties fo:color="#000000"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color="#000000" fo:font-size="15pt" style:font-size-asian="15pt" style:font-size-complex="15pt"/>
    </style:style>
    <style:style style:name="ce5" style:family="table-cell" style:parent-style-name="Default">
      <style:table-cell-properties fo:background-color="#d2d02b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start" fo:margin-left="0mm"/>
      <style:text-properties fo:color="#bebd3f" fo:font-size="10pt" style:font-size-asian="10pt" style:font-size-complex="10pt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color="#000000" fo:font-size="12pt" style:font-size-asian="12pt" style:font-size-complex="12pt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color="#000000" fo:font-size="15pt" fo:font-style="normal" style:font-size-asian="15pt" style:font-style-asian="normal" style:font-size-complex="15pt" style:font-style-complex="normal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color="#0000ff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0000ff" fo:font-size="15pt" style:font-size-asian="15pt" style:font-size-complex="15pt"/>
    </style:style>
    <style:style style:name="ce12" style:family="table-cell" style:parent-style-name="Default">
      <style:text-properties fo:color="#0000ff" fo:font-size="15pt" style:font-size-asian="15pt" style:font-size-complex="15pt"/>
    </style:style>
    <style:style style:name="ce13" style:family="table-cell" style:parent-style-name="Default">
      <style:text-properties fo:color="#000000" style:font-name=".AppleSystemUIFont" fo:font-size="14pt" fo:language="none" fo:country="none" style:font-name-asian=".AppleSystemUIFont" style:font-size-asian="14pt" style:language-asian="none" style:country-asian="none" style:font-name-complex=".AppleSystemUIFont" style:font-size-complex="14pt" style:language-complex="none" style:country-complex="none"/>
    </style:style>
    <style:style style:name="ce14" style:family="table-cell" style:parent-style-name="Default">
      <style:text-properties fo:font-size="15pt" style:font-size-asian="15pt" style:font-size-complex="15pt"/>
      <style:map style:condition="cell-content()&lt;0" style:apply-style-name="Red" style:base-cell-address="Gradientenabstieg.K3"/>
      <style:map style:condition="cell-content()&gt;0" style:apply-style-name="Untitled1" style:base-cell-address="Gradientenabstieg.K3"/>
    </style:style>
  </office:automatic-styles>
  <office:body>
    <office:spreadsheet>
      <table:table table:name="Gradientenabstieg" table:style-name="ta1">
        <table:table-column table:style-name="co1" table:number-columns-repeated="7" table:default-cell-style-name="ce2"/>
        <table:table-column table:style-name="co2" table:default-cell-style-name="ce2"/>
        <table:table-column table:style-name="co1" table:default-cell-style-name="ce12"/>
        <table:table-column table:style-name="co3" table:default-cell-style-name="ce2"/>
        <table:table-column table:style-name="co1" table:number-columns-repeated="1014" table:default-cell-style-name="ce2"/>
        <table:table-row table:style-name="ro1">
          <table:table-cell table:style-name="ce3" office:value-type="string" calcext:value-type="string">
            <text:p>Gradientenabstiegsverfahren</text:p>
          </table:table-cell>
          <table:table-cell table:style-name="ce1" table:number-columns-repeated="3"/>
          <table:table-cell table:style-name="ce7" office:value-type="string" calcext:value-type="string">
            <text:p>Gelbe Zellen kann man als Startwerte frei wählen</text:p>
          </table:table-cell>
          <table:table-cell table:style-name="ce8" table:number-columns-repeated="2"/>
          <table:table-cell table:style-name="ce9"/>
          <table:table-cell table:style-name="ce10" office:value-type="string" calcext:value-type="string">
            <text:p>Kostenfunktion: f(x1,x2)=sin(x1)+cos(x2)+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df/dx1</text:p>
          </table:table-cell>
          <table:table-cell table:style-name="ce1" office:value-type="string" calcext:value-type="string">
            <text:p>df/dx2</text:p>
          </table:table-cell>
          <table:table-cell table:style-name="ce1" office:value-type="string" calcext:value-type="string">
            <text:p>alpha_t</text:p>
          </table:table-cell>
          <table:table-cell table:style-name="ce8" office:value-type="string" calcext:value-type="string">
            <text:p>Schritt x1</text:p>
          </table:table-cell>
          <table:table-cell table:style-name="ce8" office:value-type="string" calcext:value-type="string">
            <text:p>Schritt x2</text:p>
          </table:table-cell>
          <table:table-cell table:style-name="ce1" office:value-type="string" calcext:value-type="string">
            <text:p>Vektorlänge Gradient</text:p>
          </table:table-cell>
          <table:table-cell table:style-name="ce1" office:value-type="string" calcext:value-type="string">
            <text:p>Kosten f</text:p>
          </table:table-cell>
          <table:table-cell table:style-name="ce1" office:value-type="string" calcext:value-type="string">
            <text:p>Kosten neu</text:p>
          </table:table-cell>
          <table:table-cell table:style-name="ce1" office:value-type="string" calcext:value-type="string">
            <text:p>Optim</text:p>
          </table:table-cell>
          <table:table-cell table:number-columns-repeated="101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" calcext:value-type="float">
            <text:p>23</text:p>
          </table:table-cell>
          <table:table-cell table:formula="of:=COS([.A3])" office:value-type="float" office:value="-0.839071529076452" calcext:value-type="float">
            <text:p>-0,839071529076452</text:p>
          </table:table-cell>
          <table:table-cell table:formula="of:=-SIN([.B3])" office:value-type="float" office:value="0.846220404175171" calcext:value-type="float">
            <text:p>0,846220404175171</text:p>
          </table:table-cell>
          <table:table-cell table:style-name="ce5" office:value-type="float" office:value="1" calcext:value-type="float">
            <text:p>1</text:p>
          </table:table-cell>
          <table:table-cell table:formula="of:=-[.C3]*[.E3]/[.H3]" office:value-type="float" office:value="0.704100955412493" calcext:value-type="float">
            <text:p>0,704100955412493</text:p>
          </table:table-cell>
          <table:table-cell table:formula="of:=-[.D3]*[.E3]/[.H3]" office:value-type="float" office:value="-0.710099883528517" calcext:value-type="float">
            <text:p>-0,710099883528517</text:p>
          </table:table-cell>
          <table:table-cell table:formula="of:=SQRT([.C3]^2+[.D3]^2)" office:value-type="float" office:value="1.1916920757264" calcext:value-type="float">
            <text:p>1,1916920757264</text:p>
          </table:table-cell>
          <table:table-cell table:style-name="ce11" table:formula="of:=SIN([.A3])+COS([.B3])+3" office:value-type="float" office:value="1.92314586877723" calcext:value-type="float">
            <text:p>1,92314586877723</text:p>
          </table:table-cell>
          <table:table-cell table:style-name="ce13" table:formula="of:=SIN([.A3]+[.F3])+COS([.B3]+[.G3])+3" office:value-type="float" office:value="1.0864737777024" calcext:value-type="float">
            <text:p>1,0864737777024</text:p>
          </table:table-cell>
          <table:table-cell table:style-name="ce14" table:formula="of:=[.I3]-[.J3]" office:value-type="float" office:value="0.836672091074837" calcext:value-type="float">
            <text:p>0,836672091074837</text:p>
          </table:table-cell>
          <table:table-cell table:number-columns-repeated="1013"/>
        </table:table-row>
        <table:table-row table:style-name="ro1">
          <table:table-cell table:formula="of:=IF([.$J3]&lt;[.$I3];[.A3]+[.F3];[.A3])" office:value-type="float" office:value="10.7041009554125" calcext:value-type="float">
            <text:p>10,7041009554125</text:p>
          </table:table-cell>
          <table:table-cell table:formula="of:=IF([.$J3]&lt;[.$I3];[.B3]+[.G3];[.B3])" office:value-type="float" office:value="22.2899001164715" calcext:value-type="float">
            <text:p>22,2899001164715</text:p>
          </table:table-cell>
          <table:table-cell table:formula="of:=COS([.A4])" office:value-type="float" office:value="-0.287363725745824" calcext:value-type="float">
            <text:p>-0,287363725745824</text:p>
          </table:table-cell>
          <table:table-cell table:formula="of:=-SIN([.B4])" office:value-type="float" office:value="0.294327278554799" calcext:value-type="float">
            <text:p>0,294327278554799</text:p>
          </table:table-cell>
          <table:table-cell table:formula="of:=IF([.J3]&gt;[.I3];[.E3]/2;[.E3])" office:value-type="float" office:value="1" calcext:value-type="float">
            <text:p>1</text:p>
          </table:table-cell>
          <table:table-cell table:formula="of:=-[.C4]*[.E4]/[.H4]" office:value-type="float" office:value="0.69859179226202" calcext:value-type="float">
            <text:p>0,69859179226202</text:p>
          </table:table-cell>
          <table:table-cell table:formula="of:=-[.D4]*[.E4]/[.H4]" office:value-type="float" office:value="-0.715520445399108" calcext:value-type="float">
            <text:p>-0,715520445399108</text:p>
          </table:table-cell>
          <table:table-cell table:formula="of:=SQRT([.C4]^2+[.D4]^2)" office:value-type="float" office:value="0.411347125644504" calcext:value-type="float">
            <text:p>0,411347125644504</text:p>
          </table:table-cell>
          <table:table-cell table:formula="of:=IF([.J3]&lt;[.I3];[.J3];[.I3])" office:value-type="float" office:value="1.0864737777024" calcext:value-type="float">
            <text:p>1,0864737777024</text:p>
          </table:table-cell>
          <table:table-cell table:style-name="ce13" table:formula="of:=SIN([.A4]+[.F4])+COS([.B4]+[.G4])+3" office:value-type="float" office:value="1.16733269278884" calcext:value-type="float">
            <text:p>1,16733269278884</text:p>
          </table:table-cell>
          <table:table-cell table:style-name="ce14" table:formula="of:=[.I4]-[.J4]" office:value-type="float" office:value="-0.0808589150864407" calcext:value-type="float">
            <text:p>-0,080858915086441</text:p>
          </table:table-cell>
          <table:table-cell table:number-columns-repeated="1013"/>
        </table:table-row>
        <table:table-row table:style-name="ro1">
          <table:table-cell table:formula="of:=IF([.$J4]&lt;[.$I4];[.A4]+[.F4];[.A4])" office:value-type="float" office:value="10.7041009554125" calcext:value-type="float">
            <text:p>10,7041009554125</text:p>
          </table:table-cell>
          <table:table-cell table:formula="of:=IF([.$J4]&lt;[.$I4];[.B4]+[.G4];[.B4])" office:value-type="float" office:value="22.2899001164715" calcext:value-type="float">
            <text:p>22,2899001164715</text:p>
          </table:table-cell>
          <table:table-cell table:formula="of:=COS([.A5])" office:value-type="float" office:value="-0.287363725745824" calcext:value-type="float">
            <text:p>-0,287363725745824</text:p>
          </table:table-cell>
          <table:table-cell table:formula="of:=-SIN([.B5])" office:value-type="float" office:value="0.294327278554799" calcext:value-type="float">
            <text:p>0,294327278554799</text:p>
          </table:table-cell>
          <table:table-cell table:formula="of:=IF([.J4]&gt;[.I4];[.E4]/2;[.E4])" office:value-type="float" office:value="0.5" calcext:value-type="float">
            <text:p>0,5</text:p>
          </table:table-cell>
          <table:table-cell table:formula="of:=-[.C5]*[.E5]/[.H5]" office:value-type="float" office:value="0.34929589613101" calcext:value-type="float">
            <text:p>0,34929589613101</text:p>
          </table:table-cell>
          <table:table-cell table:formula="of:=-[.D5]*[.E5]/[.H5]" office:value-type="float" office:value="-0.357760222699554" calcext:value-type="float">
            <text:p>-0,357760222699554</text:p>
          </table:table-cell>
          <table:table-cell table:formula="of:=SQRT([.C5]^2+[.D5]^2)" office:value-type="float" office:value="0.411347125644504" calcext:value-type="float">
            <text:p>0,411347125644504</text:p>
          </table:table-cell>
          <table:table-cell table:formula="of:=IF([.J4]&lt;[.I4];[.J4];[.I4])" office:value-type="float" office:value="1.0864737777024" calcext:value-type="float">
            <text:p>1,0864737777024</text:p>
          </table:table-cell>
          <table:table-cell table:style-name="ce13" table:formula="of:=SIN([.A5]+[.F5])+COS([.B5]+[.G5])+3" office:value-type="float" office:value="1.00341176583645" calcext:value-type="float">
            <text:p>1,00341176583645</text:p>
          </table:table-cell>
          <table:table-cell table:style-name="ce14" table:formula="of:=[.I5]-[.J5]" office:value-type="float" office:value="0.0830620118659429" calcext:value-type="float">
            <text:p>0,083062011865943</text:p>
          </table:table-cell>
          <table:table-cell table:number-columns-repeated="1013"/>
        </table:table-row>
        <table:table-row table:style-name="ro1">
          <table:table-cell table:formula="of:=IF([.$J5]&lt;[.$I5];[.A5]+[.F5];[.A5])" office:value-type="float" office:value="11.0533968515435" calcext:value-type="float">
            <text:p>11,0533968515435</text:p>
          </table:table-cell>
          <table:table-cell table:formula="of:=IF([.$J5]&lt;[.$I5];[.B5]+[.G5];[.B5])" office:value-type="float" office:value="21.9321398937719" calcext:value-type="float">
            <text:p>21,9321398937719</text:p>
          </table:table-cell>
          <table:table-cell table:formula="of:=COS([.A6])" office:value-type="float" office:value="0.0577903482339123" calcext:value-type="float">
            <text:p>0,057790348233912</text:p>
          </table:table-cell>
          <table:table-cell table:formula="of:=-SIN([.B6])" office:value-type="float" office:value="-0.0589744423727586" calcext:value-type="float">
            <text:p>-0,058974442372759</text:p>
          </table:table-cell>
          <table:table-cell table:formula="of:=IF([.J5]&gt;[.I5];[.E5]/2;[.E5])" office:value-type="float" office:value="0.5" calcext:value-type="float">
            <text:p>0,5</text:p>
          </table:table-cell>
          <table:table-cell table:formula="of:=-[.C6]*[.E6]/[.H6]" office:value-type="float" office:value="-0.349950065544696" calcext:value-type="float">
            <text:p>-0,349950065544696</text:p>
          </table:table-cell>
          <table:table-cell table:formula="of:=-[.D6]*[.E6]/[.H6]" office:value-type="float" office:value="0.357120360138235" calcext:value-type="float">
            <text:p>0,357120360138235</text:p>
          </table:table-cell>
          <table:table-cell table:formula="of:=SQRT([.C6]^2+[.D6]^2)" office:value-type="float" office:value="0.0825694205028392" calcext:value-type="float">
            <text:p>0,082569420502839</text:p>
          </table:table-cell>
          <table:table-cell table:formula="of:=IF([.J5]&lt;[.I5];[.J5];[.I5])" office:value-type="float" office:value="1.00341176583645" calcext:value-type="float">
            <text:p>1,00341176583645</text:p>
          </table:table-cell>
          <table:table-cell table:style-name="ce13" table:formula="of:=SIN([.A6]+[.F6])+COS([.B6]+[.G6])+3" office:value-type="float" office:value="1.08647383384369" calcext:value-type="float">
            <text:p>1,08647383384369</text:p>
          </table:table-cell>
          <table:table-cell table:style-name="ce14" table:formula="of:=[.I6]-[.J6]" office:value-type="float" office:value="-0.0830620680072354" calcext:value-type="float">
            <text:p>-0,083062068007235</text:p>
          </table:table-cell>
          <table:table-cell table:number-columns-repeated="1013"/>
        </table:table-row>
        <table:table-row table:style-name="ro1">
          <table:table-cell table:formula="of:=IF([.$J6]&lt;[.$I6];[.A6]+[.F6];[.A6])" office:value-type="float" office:value="11.0533968515435" calcext:value-type="float">
            <text:p>11,0533968515435</text:p>
          </table:table-cell>
          <table:table-cell table:formula="of:=IF([.$J6]&lt;[.$I6];[.B6]+[.G6];[.B6])" office:value-type="float" office:value="21.9321398937719" calcext:value-type="float">
            <text:p>21,9321398937719</text:p>
          </table:table-cell>
          <table:table-cell table:formula="of:=COS([.A7])" office:value-type="float" office:value="0.0577903482339123" calcext:value-type="float">
            <text:p>0,057790348233912</text:p>
          </table:table-cell>
          <table:table-cell table:formula="of:=-SIN([.B7])" office:value-type="float" office:value="-0.0589744423727586" calcext:value-type="float">
            <text:p>-0,058974442372759</text:p>
          </table:table-cell>
          <table:table-cell table:formula="of:=IF([.J6]&gt;[.I6];[.E6]/2;[.E6])" office:value-type="float" office:value="0.25" calcext:value-type="float">
            <text:p>0,25</text:p>
          </table:table-cell>
          <table:table-cell table:formula="of:=-[.C7]*[.E7]/[.H7]" office:value-type="float" office:value="-0.174975032772348" calcext:value-type="float">
            <text:p>-0,174975032772348</text:p>
          </table:table-cell>
          <table:table-cell table:formula="of:=-[.D7]*[.E7]/[.H7]" office:value-type="float" office:value="0.178560180069118" calcext:value-type="float">
            <text:p>0,178560180069118</text:p>
          </table:table-cell>
          <table:table-cell table:formula="of:=SQRT([.C7]^2+[.D7]^2)" office:value-type="float" office:value="0.0825694205028392" calcext:value-type="float">
            <text:p>0,082569420502839</text:p>
          </table:table-cell>
          <table:table-cell table:formula="of:=IF([.J6]&lt;[.I6];[.J6];[.I6])" office:value-type="float" office:value="1.00341176583645" calcext:value-type="float">
            <text:p>1,00341176583645</text:p>
          </table:table-cell>
          <table:table-cell table:style-name="ce13" table:formula="of:=SIN([.A7]+[.F7])+COS([.B7]+[.G7])+3" office:value-type="float" office:value="1.01399227834187" calcext:value-type="float">
            <text:p>1,01399227834187</text:p>
          </table:table-cell>
          <table:table-cell table:style-name="ce14" table:formula="of:=[.I7]-[.J7]" office:value-type="float" office:value="-0.0105805125054221" calcext:value-type="float">
            <text:p>-0,010580512505422</text:p>
          </table:table-cell>
          <table:table-cell table:number-columns-repeated="1013"/>
        </table:table-row>
        <table:table-row table:style-name="ro1">
          <table:table-cell table:formula="of:=IF([.$J7]&lt;[.$I7];[.A7]+[.F7];[.A7])" office:value-type="float" office:value="11.0533968515435" calcext:value-type="float">
            <text:p>11,0533968515435</text:p>
          </table:table-cell>
          <table:table-cell table:formula="of:=IF([.$J7]&lt;[.$I7];[.B7]+[.G7];[.B7])" office:value-type="float" office:value="21.9321398937719" calcext:value-type="float">
            <text:p>21,9321398937719</text:p>
          </table:table-cell>
          <table:table-cell table:formula="of:=COS([.A8])" office:value-type="float" office:value="0.0577903482339123" calcext:value-type="float">
            <text:p>0,057790348233912</text:p>
          </table:table-cell>
          <table:table-cell table:formula="of:=-SIN([.B8])" office:value-type="float" office:value="-0.0589744423727586" calcext:value-type="float">
            <text:p>-0,058974442372759</text:p>
          </table:table-cell>
          <table:table-cell table:formula="of:=IF([.J7]&gt;[.I7];[.E7]/2;[.E7])" office:value-type="float" office:value="0.125" calcext:value-type="float">
            <text:p>0,125</text:p>
          </table:table-cell>
          <table:table-cell table:formula="of:=-[.C8]*[.E8]/[.H8]" office:value-type="float" office:value="-0.087487516386174" calcext:value-type="float">
            <text:p>-0,087487516386174</text:p>
          </table:table-cell>
          <table:table-cell table:formula="of:=-[.D8]*[.E8]/[.H8]" office:value-type="float" office:value="0.0892800900345588" calcext:value-type="float">
            <text:p>0,089280090034559</text:p>
          </table:table-cell>
          <table:table-cell table:formula="of:=SQRT([.C8]^2+[.D8]^2)" office:value-type="float" office:value="0.0825694205028392" calcext:value-type="float">
            <text:p>0,082569420502839</text:p>
          </table:table-cell>
          <table:table-cell table:formula="of:=IF([.J7]&lt;[.I7];[.J7];[.I7])" office:value-type="float" office:value="1.00341176583645" calcext:value-type="float">
            <text:p>1,00341176583645</text:p>
          </table:table-cell>
          <table:table-cell table:style-name="ce13" table:formula="of:=SIN([.A8]+[.F8])+COS([.B8]+[.G8])+3" office:value-type="float" office:value="1.00089811653897" calcext:value-type="float">
            <text:p>1,00089811653897</text:p>
          </table:table-cell>
          <table:table-cell table:style-name="ce14" table:formula="of:=[.I8]-[.J8]" office:value-type="float" office:value="0.00251364929748044" calcext:value-type="float">
            <text:p>0,00251364929748</text:p>
          </table:table-cell>
          <table:table-cell table:number-columns-repeated="1013"/>
        </table:table-row>
        <table:table-row table:style-name="ro1">
          <table:table-cell table:formula="of:=IF([.$J8]&lt;[.$I8];[.A8]+[.F8];[.A8])" office:value-type="float" office:value="10.9659093351573" calcext:value-type="float">
            <text:p>10,9659093351573</text:p>
          </table:table-cell>
          <table:table-cell table:formula="of:=IF([.$J8]&lt;[.$I8];[.B8]+[.G8];[.B8])" office:value-type="float" office:value="22.0214199838065" calcext:value-type="float">
            <text:p>22,0214199838065</text:p>
          </table:table-cell>
          <table:table-cell table:formula="of:=COS([.A9])" office:value-type="float" office:value="-0.029660601692217" calcext:value-type="float">
            <text:p>-0,029660601692217</text:p>
          </table:table-cell>
          <table:table-cell table:formula="of:=-SIN([.B9])" office:value-type="float" office:value="0.0302667856475813" calcext:value-type="float">
            <text:p>0,030266785647581</text:p>
          </table:table-cell>
          <table:table-cell table:formula="of:=IF([.J8]&gt;[.I8];[.E8]/2;[.E8])" office:value-type="float" office:value="0.125" calcext:value-type="float">
            <text:p>0,125</text:p>
          </table:table-cell>
          <table:table-cell table:formula="of:=-[.C9]*[.E9]/[.H9]" office:value-type="float" office:value="0.0874897964861045" calcext:value-type="float">
            <text:p>0,087489796486105</text:p>
          </table:table-cell>
          <table:table-cell table:formula="of:=-[.D9]*[.E9]/[.H9]" office:value-type="float" office:value="-0.0892778556576042" calcext:value-type="float">
            <text:p>-0,089277855657604</text:p>
          </table:table-cell>
          <table:table-cell table:formula="of:=SQRT([.C9]^2+[.D9]^2)" office:value-type="float" office:value="0.0423772298077751" calcext:value-type="float">
            <text:p>0,042377229807775</text:p>
          </table:table-cell>
          <table:table-cell table:formula="of:=IF([.J8]&lt;[.I8];[.J8];[.I8])" office:value-type="float" office:value="1.00089811653897" calcext:value-type="float">
            <text:p>1,00089811653897</text:p>
          </table:table-cell>
          <table:table-cell table:style-name="ce13" table:formula="of:=SIN([.A9]+[.F9])+COS([.B9]+[.G9])+3" office:value-type="float" office:value="1.00341176583817" calcext:value-type="float">
            <text:p>1,00341176583817</text:p>
          </table:table-cell>
          <table:table-cell table:style-name="ce14" table:formula="of:=[.I9]-[.J9]" office:value-type="float" office:value="-0.00251364929920128" calcext:value-type="float">
            <text:p>-0,002513649299201</text:p>
          </table:table-cell>
          <table:table-cell table:number-columns-repeated="1013"/>
        </table:table-row>
        <table:table-row table:style-name="ro1">
          <table:table-cell table:formula="of:=IF([.$J9]&lt;[.$I9];[.A9]+[.F9];[.A9])" office:value-type="float" office:value="10.9659093351573" calcext:value-type="float">
            <text:p>10,9659093351573</text:p>
          </table:table-cell>
          <table:table-cell table:formula="of:=IF([.$J9]&lt;[.$I9];[.B9]+[.G9];[.B9])" office:value-type="float" office:value="22.0214199838065" calcext:value-type="float">
            <text:p>22,0214199838065</text:p>
          </table:table-cell>
          <table:table-cell table:formula="of:=COS([.A10])" office:value-type="float" office:value="-0.029660601692217" calcext:value-type="float">
            <text:p>-0,029660601692217</text:p>
          </table:table-cell>
          <table:table-cell table:formula="of:=-SIN([.B10])" office:value-type="float" office:value="0.0302667856475813" calcext:value-type="float">
            <text:p>0,030266785647581</text:p>
          </table:table-cell>
          <table:table-cell table:formula="of:=IF([.J9]&gt;[.I9];[.E9]/2;[.E9])" office:value-type="float" office:value="0.0625" calcext:value-type="float">
            <text:p>0,0625</text:p>
          </table:table-cell>
          <table:table-cell table:formula="of:=-[.C10]*[.E10]/[.H10]" office:value-type="float" office:value="0.0437448982430523" calcext:value-type="float">
            <text:p>0,043744898243052</text:p>
          </table:table-cell>
          <table:table-cell table:formula="of:=-[.D10]*[.E10]/[.H10]" office:value-type="float" office:value="-0.0446389278288021" calcext:value-type="float">
            <text:p>-0,044638927828802</text:p>
          </table:table-cell>
          <table:table-cell table:formula="of:=SQRT([.C10]^2+[.D10]^2)" office:value-type="float" office:value="0.0423772298077751" calcext:value-type="float">
            <text:p>0,042377229807775</text:p>
          </table:table-cell>
          <table:table-cell table:formula="of:=IF([.J9]&lt;[.I9];[.J9];[.I9])" office:value-type="float" office:value="1.00089811653897" calcext:value-type="float">
            <text:p>1,00089811653897</text:p>
          </table:table-cell>
          <table:table-cell table:style-name="ce13" table:formula="of:=SIN([.A10]+[.F10])+COS([.B10]+[.G10])+3" office:value-type="float" office:value="1.00020233182765" calcext:value-type="float">
            <text:p>1,00020233182765</text:p>
          </table:table-cell>
          <table:table-cell table:style-name="ce14" table:formula="of:=[.I10]-[.J10]" office:value-type="float" office:value="0.000695784711323588" calcext:value-type="float">
            <text:p>0,000695784711324</text:p>
          </table:table-cell>
          <table:table-cell table:number-columns-repeated="1013"/>
        </table:table-row>
        <table:table-row table:style-name="ro1">
          <table:table-cell table:formula="of:=IF([.$J10]&lt;[.$I10];[.A10]+[.F10];[.A10])" office:value-type="float" office:value="11.0096542334004" calcext:value-type="float">
            <text:p>11,0096542334004</text:p>
          </table:table-cell>
          <table:table-cell table:formula="of:=IF([.$J10]&lt;[.$I10];[.B10]+[.G10];[.B10])" office:value-type="float" office:value="21.9767810559777" calcext:value-type="float">
            <text:p>21,9767810559777</text:p>
          </table:table-cell>
          <table:table-cell table:formula="of:=COS([.A11])" office:value-type="float" office:value="0.0140794806278662" calcext:value-type="float">
            <text:p>0,014079480627866</text:p>
          </table:table-cell>
          <table:table-cell table:formula="of:=-SIN([.B11])" office:value-type="float" office:value="-0.0143670248519931" calcext:value-type="float">
            <text:p>-0,014367024851993</text:p>
          </table:table-cell>
          <table:table-cell table:formula="of:=IF([.J10]&gt;[.I10];[.E10]/2;[.E10])" office:value-type="float" office:value="0.0625" calcext:value-type="float">
            <text:p>0,0625</text:p>
          </table:table-cell>
          <table:table-cell table:formula="of:=-[.C11]*[.E11]/[.H11]" office:value-type="float" office:value="-0.0437452135112466" calcext:value-type="float">
            <text:p>-0,043745213511247</text:p>
          </table:table-cell>
          <table:table-cell table:formula="of:=-[.D11]*[.E11]/[.H11]" office:value-type="float" office:value="0.0446386188726248" calcext:value-type="float">
            <text:p>0,044638618872625</text:p>
          </table:table-cell>
          <table:table-cell table:formula="of:=SQRT([.C11]^2+[.D11]^2)" office:value-type="float" office:value="0.0201157445263219" calcext:value-type="float">
            <text:p>0,020115744526322</text:p>
          </table:table-cell>
          <table:table-cell table:formula="of:=IF([.J10]&lt;[.I10];[.J10];[.I10])" office:value-type="float" office:value="1.00020233182765" calcext:value-type="float">
            <text:p>1,00020233182765</text:p>
          </table:table-cell>
          <table:table-cell table:style-name="ce13" table:formula="of:=SIN([.A11]+[.F11])+COS([.B11]+[.G11])+3" office:value-type="float" office:value="1.000898116539" calcext:value-type="float">
            <text:p>1,000898116539</text:p>
          </table:table-cell>
          <table:table-cell table:style-name="ce14" table:formula="of:=[.I11]-[.J11]" office:value-type="float" office:value="-0.000695784711354897" calcext:value-type="float">
            <text:p>-0,000695784711355</text:p>
          </table:table-cell>
          <table:table-cell table:number-columns-repeated="1013"/>
        </table:table-row>
        <table:table-row table:style-name="ro1">
          <table:table-cell table:formula="of:=IF([.$J11]&lt;[.$I11];[.A11]+[.F11];[.A11])" office:value-type="float" office:value="11.0096542334004" calcext:value-type="float">
            <text:p>11,0096542334004</text:p>
          </table:table-cell>
          <table:table-cell table:formula="of:=IF([.$J11]&lt;[.$I11];[.B11]+[.G11];[.B11])" office:value-type="float" office:value="21.9767810559777" calcext:value-type="float">
            <text:p>21,9767810559777</text:p>
          </table:table-cell>
          <table:table-cell table:formula="of:=COS([.A12])" office:value-type="float" office:value="0.0140794806278662" calcext:value-type="float">
            <text:p>0,014079480627866</text:p>
          </table:table-cell>
          <table:table-cell table:formula="of:=-SIN([.B12])" office:value-type="float" office:value="-0.0143670248519931" calcext:value-type="float">
            <text:p>-0,014367024851993</text:p>
          </table:table-cell>
          <table:table-cell table:formula="of:=IF([.J11]&gt;[.I11];[.E11]/2;[.E11])" office:value-type="float" office:value="0.03125" calcext:value-type="float">
            <text:p>0,03125</text:p>
          </table:table-cell>
          <table:table-cell table:formula="of:=-[.C12]*[.E12]/[.H12]" office:value-type="float" office:value="-0.0218726067556233" calcext:value-type="float">
            <text:p>-0,021872606755623</text:p>
          </table:table-cell>
          <table:table-cell table:formula="of:=-[.D12]*[.E12]/[.H12]" office:value-type="float" office:value="0.0223193094363124" calcext:value-type="float">
            <text:p>0,022319309436312</text:p>
          </table:table-cell>
          <table:table-cell table:formula="of:=SQRT([.C12]^2+[.D12]^2)" office:value-type="float" office:value="0.0201157445263219" calcext:value-type="float">
            <text:p>0,020115744526322</text:p>
          </table:table-cell>
          <table:table-cell table:formula="of:=IF([.J11]&lt;[.I11];[.J11];[.I11])" office:value-type="float" office:value="1.00020233182765" calcext:value-type="float">
            <text:p>1,00020233182765</text:p>
          </table:table-cell>
          <table:table-cell table:style-name="ce13" table:formula="of:=SIN([.A12]+[.F12])+COS([.B12]+[.G12])+3" office:value-type="float" office:value="1.00006197794624" calcext:value-type="float">
            <text:p>1,00006197794624</text:p>
          </table:table-cell>
          <table:table-cell table:style-name="ce14" table:formula="of:=[.I12]-[.J12]" office:value-type="float" office:value="0.000140353881412425" calcext:value-type="float">
            <text:p>0,000140353881412</text:p>
          </table:table-cell>
          <table:table-cell table:number-columns-repeated="1013"/>
        </table:table-row>
        <table:table-row table:style-name="ro1">
          <table:table-cell table:formula="of:=IF([.$J12]&lt;[.$I12];[.A12]+[.F12];[.A12])" office:value-type="float" office:value="10.9877816266448" calcext:value-type="float">
            <text:p>10,9877816266448</text:p>
          </table:table-cell>
          <table:table-cell table:formula="of:=IF([.$J12]&lt;[.$I12];[.B12]+[.G12];[.B12])" office:value-type="float" office:value="21.999100365414" calcext:value-type="float">
            <text:p>21,999100365414</text:p>
          </table:table-cell>
          <table:table-cell table:formula="of:=COS([.A13])" office:value-type="float" office:value="-0.0077925820508032" calcext:value-type="float">
            <text:p>-0,007792582050803</text:p>
          </table:table-cell>
          <table:table-cell table:formula="of:=-SIN([.B13])" office:value-type="float" office:value="0.00795170648580982" calcext:value-type="float">
            <text:p>0,00795170648581</text:p>
          </table:table-cell>
          <table:table-cell table:formula="of:=IF([.J12]&gt;[.I12];[.E12]/2;[.E12])" office:value-type="float" office:value="0.03125" calcext:value-type="float">
            <text:p>0,03125</text:p>
          </table:table-cell>
          <table:table-cell table:formula="of:=-[.C13]*[.E13]/[.H13]" office:value-type="float" office:value="0.0218726389014167" calcext:value-type="float">
            <text:p>0,021872638901417</text:p>
          </table:table-cell>
          <table:table-cell table:formula="of:=-[.D13]*[.E13]/[.H13]" office:value-type="float" office:value="-0.0223192779338453" calcext:value-type="float">
            <text:p>-0,022319277933845</text:p>
          </table:table-cell>
          <table:table-cell table:formula="of:=SQRT([.C13]^2+[.D13]^2)" office:value-type="float" office:value="0.0111334617731849" calcext:value-type="float">
            <text:p>0,011133461773185</text:p>
          </table:table-cell>
          <table:table-cell table:formula="of:=IF([.J12]&lt;[.I12];[.J12];[.I12])" office:value-type="float" office:value="1.00006197794624" calcext:value-type="float">
            <text:p>1,00006197794624</text:p>
          </table:table-cell>
          <table:table-cell table:style-name="ce13" table:formula="of:=SIN([.A13]+[.F13])+COS([.B13]+[.G13])+3" office:value-type="float" office:value="1.00020233182765" calcext:value-type="float">
            <text:p>1,00020233182765</text:p>
          </table:table-cell>
          <table:table-cell table:style-name="ce14" table:formula="of:=[.I13]-[.J13]" office:value-type="float" office:value="-0.000140353881412869" calcext:value-type="float">
            <text:p>-0,000140353881413</text:p>
          </table:table-cell>
          <table:table-cell table:number-columns-repeated="1013"/>
        </table:table-row>
        <table:table-row table:style-name="ro1">
          <table:table-cell table:formula="of:=IF([.$J13]&lt;[.$I13];[.A13]+[.F13];[.A13])" office:value-type="float" office:value="10.9877816266448" calcext:value-type="float">
            <text:p>10,9877816266448</text:p>
          </table:table-cell>
          <table:table-cell table:formula="of:=IF([.$J13]&lt;[.$I13];[.B13]+[.G13];[.B13])" office:value-type="float" office:value="21.999100365414" calcext:value-type="float">
            <text:p>21,999100365414</text:p>
          </table:table-cell>
          <table:table-cell table:formula="of:=COS([.A14])" office:value-type="float" office:value="-0.0077925820508032" calcext:value-type="float">
            <text:p>-0,007792582050803</text:p>
          </table:table-cell>
          <table:table-cell table:formula="of:=-SIN([.B14])" office:value-type="float" office:value="0.00795170648580982" calcext:value-type="float">
            <text:p>0,00795170648581</text:p>
          </table:table-cell>
          <table:table-cell table:formula="of:=IF([.J13]&gt;[.I13];[.E13]/2;[.E13])" office:value-type="float" office:value="0.015625" calcext:value-type="float">
            <text:p>0,015625</text:p>
          </table:table-cell>
          <table:table-cell table:formula="of:=-[.C14]*[.E14]/[.H14]" office:value-type="float" office:value="0.0109363194507083" calcext:value-type="float">
            <text:p>0,010936319450708</text:p>
          </table:table-cell>
          <table:table-cell table:formula="of:=-[.D14]*[.E14]/[.H14]" office:value-type="float" office:value="-0.0111596389669227" calcext:value-type="float">
            <text:p>-0,011159638966923</text:p>
          </table:table-cell>
          <table:table-cell table:formula="of:=SQRT([.C14]^2+[.D14]^2)" office:value-type="float" office:value="0.0111334617731849" calcext:value-type="float">
            <text:p>0,011133461773185</text:p>
          </table:table-cell>
          <table:table-cell table:formula="of:=IF([.J13]&lt;[.I13];[.J13];[.I13])" office:value-type="float" office:value="1.00006197794624" calcext:value-type="float">
            <text:p>1,00006197794624</text:p>
          </table:table-cell>
          <table:table-cell table:style-name="ce13" table:formula="of:=SIN([.A14]+[.F14])+COS([.B14]+[.G14])+3" office:value-type="float" office:value="1.00001008643258" calcext:value-type="float">
            <text:p>1,00001008643258</text:p>
          </table:table-cell>
          <table:table-cell table:style-name="ce14" table:formula="of:=[.I14]-[.J14]" office:value-type="float" office:value="0.0000518915136558107" calcext:value-type="float">
            <text:p>5,18915136558107E-05</text:p>
          </table:table-cell>
          <table:table-cell table:number-columns-repeated="1013"/>
        </table:table-row>
        <table:table-row table:style-name="ro1">
          <table:table-cell table:formula="of:=IF([.$J14]&lt;[.$I14];[.A14]+[.F14];[.A14])" office:value-type="float" office:value="10.9987179460955" calcext:value-type="float">
            <text:p>10,9987179460955</text:p>
          </table:table-cell>
          <table:table-cell table:formula="of:=IF([.$J14]&lt;[.$I14];[.B14]+[.G14];[.B14])" office:value-type="float" office:value="21.9879407264471" calcext:value-type="float">
            <text:p>21,9879407264471</text:p>
          </table:table-cell>
          <table:table-cell table:formula="of:=COS([.A15])" office:value-type="float" office:value="0.00314365335327809" calcext:value-type="float">
            <text:p>0,003143653353278</text:p>
          </table:table-cell>
          <table:table-cell table:formula="of:=-SIN([.B15])" office:value-type="float" office:value="-0.00320784317986329" calcext:value-type="float">
            <text:p>-0,003207843179863</text:p>
          </table:table-cell>
          <table:table-cell table:formula="of:=IF([.J14]&gt;[.I14];[.E14]/2;[.E14])" office:value-type="float" office:value="0.015625" calcext:value-type="float">
            <text:p>0,015625</text:p>
          </table:table-cell>
          <table:table-cell table:formula="of:=-[.C15]*[.E15]/[.H15]" office:value-type="float" office:value="-0.0109363256042311" calcext:value-type="float">
            <text:p>-0,010936325604231</text:p>
          </table:table-cell>
          <table:table-cell table:formula="of:=-[.D15]*[.E15]/[.H15]" office:value-type="float" office:value="0.0111596329365369" calcext:value-type="float">
            <text:p>0,011159632936537</text:p>
          </table:table-cell>
          <table:table-cell table:formula="of:=SQRT([.C15]^2+[.D15]^2)" office:value-type="float" office:value="0.00449141562006591" calcext:value-type="float">
            <text:p>0,004491415620066</text:p>
          </table:table-cell>
          <table:table-cell table:formula="of:=IF([.J14]&lt;[.I14];[.J14];[.I14])" office:value-type="float" office:value="1.00001008643258" calcext:value-type="float">
            <text:p>1,00001008643258</text:p>
          </table:table-cell>
          <table:table-cell table:style-name="ce13" table:formula="of:=SIN([.A15]+[.F15])+COS([.B15]+[.G15])+3" office:value-type="float" office:value="1.00006197794624" calcext:value-type="float">
            <text:p>1,00006197794624</text:p>
          </table:table-cell>
          <table:table-cell table:style-name="ce14" table:formula="of:=[.I15]-[.J15]" office:value-type="float" office:value="-0.0000518915136555886" calcext:value-type="float">
            <text:p>-5,18915136555886E-05</text:p>
          </table:table-cell>
          <table:table-cell table:number-columns-repeated="1013"/>
        </table:table-row>
        <table:table-row table:style-name="ro1">
          <table:table-cell table:formula="of:=IF([.$J15]&lt;[.$I15];[.A15]+[.F15];[.A15])" office:value-type="float" office:value="10.9987179460955" calcext:value-type="float">
            <text:p>10,9987179460955</text:p>
          </table:table-cell>
          <table:table-cell table:formula="of:=IF([.$J15]&lt;[.$I15];[.B15]+[.G15];[.B15])" office:value-type="float" office:value="21.9879407264471" calcext:value-type="float">
            <text:p>21,9879407264471</text:p>
          </table:table-cell>
          <table:table-cell table:formula="of:=COS([.A16])" office:value-type="float" office:value="0.00314365335327809" calcext:value-type="float">
            <text:p>0,003143653353278</text:p>
          </table:table-cell>
          <table:table-cell table:formula="of:=-SIN([.B16])" office:value-type="float" office:value="-0.00320784317986329" calcext:value-type="float">
            <text:p>-0,003207843179863</text:p>
          </table:table-cell>
          <table:table-cell table:formula="of:=IF([.J15]&gt;[.I15];[.E15]/2;[.E15])" office:value-type="float" office:value="0.0078125" calcext:value-type="float">
            <text:p>0,0078125</text:p>
          </table:table-cell>
          <table:table-cell table:formula="of:=-[.C16]*[.E16]/[.H16]" office:value-type="float" office:value="-0.00546816280211553" calcext:value-type="float">
            <text:p>-0,005468162802116</text:p>
          </table:table-cell>
          <table:table-cell table:formula="of:=-[.D16]*[.E16]/[.H16]" office:value-type="float" office:value="0.00557981646826847" calcext:value-type="float">
            <text:p>0,005579816468268</text:p>
          </table:table-cell>
          <table:table-cell table:formula="of:=SQRT([.C16]^2+[.D16]^2)" office:value-type="float" office:value="0.00449141562006591" calcext:value-type="float">
            <text:p>0,004491415620066</text:p>
          </table:table-cell>
          <table:table-cell table:formula="of:=IF([.J15]&lt;[.I15];[.J15];[.I15])" office:value-type="float" office:value="1.00001008643258" calcext:value-type="float">
            <text:p>1,00001008643258</text:p>
          </table:table-cell>
          <table:table-cell table:style-name="ce13" table:formula="of:=SIN([.A16]+[.F16])+COS([.B16]+[.G16])+3" office:value-type="float" office:value="1.00000551477311" calcext:value-type="float">
            <text:p>1,00000551477311</text:p>
          </table:table-cell>
          <table:table-cell table:style-name="ce14" table:formula="of:=[.I16]-[.J16]" office:value-type="float" office:value="0.00000457165947231886" calcext:value-type="float">
            <text:p>4,57165947231886E-06</text:p>
          </table:table-cell>
          <table:table-cell table:number-columns-repeated="1013"/>
        </table:table-row>
        <table:table-row table:style-name="ro1">
          <table:table-cell table:formula="of:=IF([.$J16]&lt;[.$I16];[.A16]+[.F16];[.A16])" office:value-type="float" office:value="10.9932497832934" calcext:value-type="float">
            <text:p>10,9932497832934</text:p>
          </table:table-cell>
          <table:table-cell table:formula="of:=IF([.$J16]&lt;[.$I16];[.B16]+[.G16];[.B16])" office:value-type="float" office:value="21.9935205429153" calcext:value-type="float">
            <text:p>21,9935205429153</text:p>
          </table:table-cell>
          <table:table-cell table:formula="of:=COS([.A17])" office:value-type="float" office:value="-0.00232450217758612" calcext:value-type="float">
            <text:p>-0,002324502177586</text:p>
          </table:table-cell>
          <table:table-cell table:formula="of:=-SIN([.B17])" office:value-type="float" office:value="0.0023719655625863" calcext:value-type="float">
            <text:p>0,002371965562586</text:p>
          </table:table-cell>
          <table:table-cell table:formula="of:=IF([.J16]&gt;[.I16];[.E16]/2;[.E16])" office:value-type="float" office:value="0.0078125" calcext:value-type="float">
            <text:p>0,0078125</text:p>
          </table:table-cell>
          <table:table-cell table:formula="of:=-[.C17]*[.E17]/[.H17]" office:value-type="float" office:value="0.0054681631620734" calcext:value-type="float">
            <text:p>0,005468163162073</text:p>
          </table:table-cell>
          <table:table-cell table:formula="of:=-[.D17]*[.E17]/[.H17]" office:value-type="float" office:value="-0.00557981611551344" calcext:value-type="float">
            <text:p>-0,005579816115513</text:p>
          </table:table-cell>
          <table:table-cell table:formula="of:=SQRT([.C17]^2+[.D17]^2)" office:value-type="float" office:value="0.00332107377269731" calcext:value-type="float">
            <text:p>0,003321073772697</text:p>
          </table:table-cell>
          <table:table-cell table:formula="of:=IF([.J16]&lt;[.I16];[.J16];[.I16])" office:value-type="float" office:value="1.00000551477311" calcext:value-type="float">
            <text:p>1,00000551477311</text:p>
          </table:table-cell>
          <table:table-cell table:style-name="ce13" table:formula="of:=SIN([.A17]+[.F17])+COS([.B17]+[.G17])+3" office:value-type="float" office:value="1.00001008643258" calcext:value-type="float">
            <text:p>1,00001008643258</text:p>
          </table:table-cell>
          <table:table-cell table:style-name="ce14" table:formula="of:=[.I17]-[.J17]" office:value-type="float" office:value="-0.00000457165947231886" calcext:value-type="float">
            <text:p>-4,57165947231886E-06</text:p>
          </table:table-cell>
          <table:table-cell table:number-columns-repeated="1013"/>
        </table:table-row>
        <table:table-row table:style-name="ro1">
          <table:table-cell table:formula="of:=IF([.$J17]&lt;[.$I17];[.A17]+[.F17];[.A17])" office:value-type="float" office:value="10.9932497832934" calcext:value-type="float">
            <text:p>10,9932497832934</text:p>
          </table:table-cell>
          <table:table-cell table:formula="of:=IF([.$J17]&lt;[.$I17];[.B17]+[.G17];[.B17])" office:value-type="float" office:value="21.9935205429153" calcext:value-type="float">
            <text:p>21,9935205429153</text:p>
          </table:table-cell>
          <table:table-cell table:formula="of:=COS([.A18])" office:value-type="float" office:value="-0.00232450217758612" calcext:value-type="float">
            <text:p>-0,002324502177586</text:p>
          </table:table-cell>
          <table:table-cell table:formula="of:=-SIN([.B18])" office:value-type="float" office:value="0.0023719655625863" calcext:value-type="float">
            <text:p>0,002371965562586</text:p>
          </table:table-cell>
          <table:table-cell table:formula="of:=IF([.J17]&gt;[.I17];[.E17]/2;[.E17])" office:value-type="float" office:value="0.00390625" calcext:value-type="float">
            <text:p>0,00390625</text:p>
          </table:table-cell>
          <table:table-cell table:formula="of:=-[.C18]*[.E18]/[.H18]" office:value-type="float" office:value="0.0027340815810367" calcext:value-type="float">
            <text:p>0,002734081581037</text:p>
          </table:table-cell>
          <table:table-cell table:formula="of:=-[.D18]*[.E18]/[.H18]" office:value-type="float" office:value="-0.00278990805775672" calcext:value-type="float">
            <text:p>-0,002789908057757</text:p>
          </table:table-cell>
          <table:table-cell table:formula="of:=SQRT([.C18]^2+[.D18]^2)" office:value-type="float" office:value="0.00332107377269731" calcext:value-type="float">
            <text:p>0,003321073772697</text:p>
          </table:table-cell>
          <table:table-cell table:formula="of:=IF([.J17]&lt;[.I17];[.J17];[.I17])" office:value-type="float" office:value="1.00000551477311" calcext:value-type="float">
            <text:p>1,00000551477311</text:p>
          </table:table-cell>
          <table:table-cell table:style-name="ce13" table:formula="of:=SIN([.A18]+[.F18])+COS([.B18]+[.G18])+3" office:value-type="float" office:value="1.00000017121382" calcext:value-type="float">
            <text:p>1,00000017121382</text:p>
          </table:table-cell>
          <table:table-cell table:style-name="ce14" table:formula="of:=[.I18]-[.J18]" office:value-type="float" office:value="0.0000053435592890505" calcext:value-type="float">
            <text:p>5,3435592890505E-06</text:p>
          </table:table-cell>
          <table:table-cell table:number-columns-repeated="1013"/>
        </table:table-row>
        <table:table-row table:style-name="ro1">
          <table:table-cell table:formula="of:=IF([.$J18]&lt;[.$I18];[.A18]+[.F18];[.A18])" office:value-type="float" office:value="10.9959838648744" calcext:value-type="float">
            <text:p>10,9959838648744</text:p>
          </table:table-cell>
          <table:table-cell table:formula="of:=IF([.$J18]&lt;[.$I18];[.B18]+[.G18];[.B18])" office:value-type="float" office:value="21.9907306348576" calcext:value-type="float">
            <text:p>21,9907306348576</text:p>
          </table:table-cell>
          <table:table-cell table:formula="of:=COS([.A19])" office:value-type="float" office:value="0.00040957729866027" calcext:value-type="float">
            <text:p>0,00040957729866</text:p>
          </table:table-cell>
          <table:table-cell table:formula="of:=-SIN([.B19])" office:value-type="float" office:value="-0.000417940258797504" calcext:value-type="float">
            <text:p>-0,000417940258798</text:p>
          </table:table-cell>
          <table:table-cell table:formula="of:=IF([.J18]&gt;[.I18];[.E18]/2;[.E18])" office:value-type="float" office:value="0.00390625" calcext:value-type="float">
            <text:p>0,00390625</text:p>
          </table:table-cell>
          <table:table-cell table:formula="of:=-[.C19]*[.E19]/[.H19]" office:value-type="float" office:value="-0.00273408187671359" calcext:value-type="float">
            <text:p>-0,002734081876714</text:p>
          </table:table-cell>
          <table:table-cell table:formula="of:=-[.D19]*[.E19]/[.H19]" office:value-type="float" office:value="0.00278990776799634" calcext:value-type="float">
            <text:p>0,002789907767996</text:p>
          </table:table-cell>
          <table:table-cell table:formula="of:=SQRT([.C19]^2+[.D19]^2)" office:value-type="float" office:value="0.000585173156853225" calcext:value-type="float">
            <text:p>0,000585173156853</text:p>
          </table:table-cell>
          <table:table-cell table:formula="of:=IF([.J18]&lt;[.I18];[.J18];[.I18])" office:value-type="float" office:value="1.00000017121382" calcext:value-type="float">
            <text:p>1,00000017121382</text:p>
          </table:table-cell>
          <table:table-cell table:style-name="ce13" table:formula="of:=SIN([.A19]+[.F19])+COS([.B19]+[.G19])+3" office:value-type="float" office:value="1.00000551477311" calcext:value-type="float">
            <text:p>1,00000551477311</text:p>
          </table:table-cell>
          <table:table-cell table:style-name="ce14" table:formula="of:=[.I19]-[.J19]" office:value-type="float" office:value="-0.00000534355928882846" calcext:value-type="float">
            <text:p>-5,34355928882846E-06</text:p>
          </table:table-cell>
          <table:table-cell table:number-columns-repeated="1013"/>
        </table:table-row>
        <table:table-row table:style-name="ro1">
          <table:table-cell table:formula="of:=IF([.$J19]&lt;[.$I19];[.A19]+[.F19];[.A19])" office:value-type="float" office:value="10.9959838648744" calcext:value-type="float">
            <text:p>10,9959838648744</text:p>
          </table:table-cell>
          <table:table-cell table:formula="of:=IF([.$J19]&lt;[.$I19];[.B19]+[.G19];[.B19])" office:value-type="float" office:value="21.9907306348576" calcext:value-type="float">
            <text:p>21,9907306348576</text:p>
          </table:table-cell>
          <table:table-cell table:formula="of:=COS([.A20])" office:value-type="float" office:value="0.00040957729866027" calcext:value-type="float">
            <text:p>0,00040957729866</text:p>
          </table:table-cell>
          <table:table-cell table:formula="of:=-SIN([.B20])" office:value-type="float" office:value="-0.000417940258797504" calcext:value-type="float">
            <text:p>-0,000417940258798</text:p>
          </table:table-cell>
          <table:table-cell table:formula="of:=IF([.J19]&gt;[.I19];[.E19]/2;[.E19])" office:value-type="float" office:value="0.001953125" calcext:value-type="float">
            <text:p>0,001953125</text:p>
          </table:table-cell>
          <table:table-cell table:formula="of:=-[.C20]*[.E20]/[.H20]" office:value-type="float" office:value="-0.00136704093835679" calcext:value-type="float">
            <text:p>-0,001367040938357</text:p>
          </table:table-cell>
          <table:table-cell table:formula="of:=-[.D20]*[.E20]/[.H20]" office:value-type="float" office:value="0.00139495388399817" calcext:value-type="float">
            <text:p>0,001394953883998</text:p>
          </table:table-cell>
          <table:table-cell table:formula="of:=SQRT([.C20]^2+[.D20]^2)" office:value-type="float" office:value="0.000585173156853225" calcext:value-type="float">
            <text:p>0,000585173156853</text:p>
          </table:table-cell>
          <table:table-cell table:formula="of:=IF([.J19]&lt;[.I19];[.J19];[.I19])" office:value-type="float" office:value="1.00000017121382" calcext:value-type="float">
            <text:p>1,00000017121382</text:p>
          </table:table-cell>
          <table:table-cell table:style-name="ce13" table:formula="of:=SIN([.A20]+[.F20])+COS([.B20]+[.G20])+3" office:value-type="float" office:value="1.00000093564603" calcext:value-type="float">
            <text:p>1,00000093564603</text:p>
          </table:table-cell>
          <table:table-cell table:style-name="ce14" table:formula="of:=[.I20]-[.J20]" office:value-type="float" office:value="-0.000000764432207756016" calcext:value-type="float">
            <text:p>-7,64432207756016E-07</text:p>
          </table:table-cell>
          <table:table-cell table:number-columns-repeated="1013"/>
        </table:table-row>
        <table:table-row table:style-name="ro1">
          <table:table-cell table:formula="of:=IF([.$J20]&lt;[.$I20];[.A20]+[.F20];[.A20])" office:value-type="float" office:value="10.9959838648744" calcext:value-type="float">
            <text:p>10,9959838648744</text:p>
          </table:table-cell>
          <table:table-cell table:formula="of:=IF([.$J20]&lt;[.$I20];[.B20]+[.G20];[.B20])" office:value-type="float" office:value="21.9907306348576" calcext:value-type="float">
            <text:p>21,9907306348576</text:p>
          </table:table-cell>
          <table:table-cell table:formula="of:=COS([.A21])" office:value-type="float" office:value="0.00040957729866027" calcext:value-type="float">
            <text:p>0,00040957729866</text:p>
          </table:table-cell>
          <table:table-cell table:formula="of:=-SIN([.B21])" office:value-type="float" office:value="-0.000417940258797504" calcext:value-type="float">
            <text:p>-0,000417940258798</text:p>
          </table:table-cell>
          <table:table-cell table:formula="of:=IF([.J20]&gt;[.I20];[.E20]/2;[.E20])" office:value-type="float" office:value="0.0009765625" calcext:value-type="float">
            <text:p>0,0009765625</text:p>
          </table:table-cell>
          <table:table-cell table:formula="of:=-[.C21]*[.E21]/[.H21]" office:value-type="float" office:value="-0.000683520469178397" calcext:value-type="float">
            <text:p>-0,000683520469178</text:p>
          </table:table-cell>
          <table:table-cell table:formula="of:=-[.D21]*[.E21]/[.H21]" office:value-type="float" office:value="0.000697476941999084" calcext:value-type="float">
            <text:p>0,000697476941999</text:p>
          </table:table-cell>
          <table:table-cell table:formula="of:=SQRT([.C21]^2+[.D21]^2)" office:value-type="float" office:value="0.000585173156853225" calcext:value-type="float">
            <text:p>0,000585173156853</text:p>
          </table:table-cell>
          <table:table-cell table:formula="of:=IF([.J20]&lt;[.I20];[.J20];[.I20])" office:value-type="float" office:value="1.00000017121382" calcext:value-type="float">
            <text:p>1,00000017121382</text:p>
          </table:table-cell>
          <table:table-cell table:style-name="ce13" table:formula="of:=SIN([.A21]+[.F21])+COS([.B21]+[.G21])+3" office:value-type="float" office:value="1.0000000765928" calcext:value-type="float">
            <text:p>1,0000000765928</text:p>
          </table:table-cell>
          <table:table-cell table:style-name="ce14" table:formula="of:=[.I21]-[.J21]" office:value-type="float" office:value="0.0000000946210172436679" calcext:value-type="float">
            <text:p>9,46210172436679E-08</text:p>
          </table:table-cell>
          <table:table-cell table:number-columns-repeated="1013"/>
        </table:table-row>
        <table:table-row table:style-name="ro1">
          <table:table-cell table:formula="of:=IF([.$J21]&lt;[.$I21];[.A21]+[.F21];[.A21])" office:value-type="float" office:value="10.9953003444052" calcext:value-type="float">
            <text:p>10,9953003444052</text:p>
          </table:table-cell>
          <table:table-cell table:formula="of:=IF([.$J21]&lt;[.$I21];[.B21]+[.G21];[.B21])" office:value-type="float" office:value="21.9914281117996" calcext:value-type="float">
            <text:p>21,9914281117996</text:p>
          </table:table-cell>
          <table:table-cell table:formula="of:=COS([.A22])" office:value-type="float" office:value="-0.000273943155639573" calcext:value-type="float">
            <text:p>-0,00027394315564</text:p>
          </table:table-cell>
          <table:table-cell table:formula="of:=-SIN([.B22])" office:value-type="float" office:value="0.000279536667392362" calcext:value-type="float">
            <text:p>0,000279536667392</text:p>
          </table:table-cell>
          <table:table-cell table:formula="of:=IF([.J21]&gt;[.I21];[.E21]/2;[.E21])" office:value-type="float" office:value="0.0009765625" calcext:value-type="float">
            <text:p>0,0009765625</text:p>
          </table:table-cell>
          <table:table-cell table:formula="of:=-[.C22]*[.E22]/[.H22]" office:value-type="float" office:value="0.00068352046996029" calcext:value-type="float">
            <text:p>0,00068352046996</text:p>
          </table:table-cell>
          <table:table-cell table:formula="of:=-[.D22]*[.E22]/[.H22]" office:value-type="float" office:value="-0.000697476941232837" calcext:value-type="float">
            <text:p>-0,000697476941233</text:p>
          </table:table-cell>
          <table:table-cell table:formula="of:=SQRT([.C22]^2+[.D22]^2)" office:value-type="float" office:value="0.000391389321441701" calcext:value-type="float">
            <text:p>0,000391389321442</text:p>
          </table:table-cell>
          <table:table-cell table:formula="of:=IF([.J21]&lt;[.I21];[.J21];[.I21])" office:value-type="float" office:value="1.0000000765928" calcext:value-type="float">
            <text:p>1,0000000765928</text:p>
          </table:table-cell>
          <table:table-cell table:style-name="ce13" table:formula="of:=SIN([.A22]+[.F22])+COS([.B22]+[.G22])+3" office:value-type="float" office:value="1.00000017121382" calcext:value-type="float">
            <text:p>1,00000017121382</text:p>
          </table:table-cell>
          <table:table-cell table:style-name="ce14" table:formula="of:=[.I22]-[.J22]" office:value-type="float" office:value="-0.0000000946210172436679" calcext:value-type="float">
            <text:p>-9,46210172436679E-08</text:p>
          </table:table-cell>
          <table:table-cell table:number-columns-repeated="1013"/>
        </table:table-row>
        <table:table-row table:style-name="ro1">
          <table:table-cell table:formula="of:=IF([.$J22]&lt;[.$I22];[.A22]+[.F22];[.A22])" office:value-type="float" office:value="10.9953003444052" calcext:value-type="float">
            <text:p>10,9953003444052</text:p>
          </table:table-cell>
          <table:table-cell table:formula="of:=IF([.$J22]&lt;[.$I22];[.B22]+[.G22];[.B22])" office:value-type="float" office:value="21.9914281117996" calcext:value-type="float">
            <text:p>21,9914281117996</text:p>
          </table:table-cell>
          <table:table-cell table:formula="of:=COS([.A23])" office:value-type="float" office:value="-0.000273943155639573" calcext:value-type="float">
            <text:p>-0,00027394315564</text:p>
          </table:table-cell>
          <table:table-cell table:formula="of:=-SIN([.B23])" office:value-type="float" office:value="0.000279536667392362" calcext:value-type="float">
            <text:p>0,000279536667392</text:p>
          </table:table-cell>
          <table:table-cell table:formula="of:=IF([.J22]&gt;[.I22];[.E22]/2;[.E22])" office:value-type="float" office:value="0.00048828125" calcext:value-type="float">
            <text:p>0,00048828125</text:p>
          </table:table-cell>
          <table:table-cell table:formula="of:=-[.C23]*[.E23]/[.H23]" office:value-type="float" office:value="0.000341760234980145" calcext:value-type="float">
            <text:p>0,00034176023498</text:p>
          </table:table-cell>
          <table:table-cell table:formula="of:=-[.D23]*[.E23]/[.H23]" office:value-type="float" office:value="-0.000348738470616418" calcext:value-type="float">
            <text:p>-0,000348738470616</text:p>
          </table:table-cell>
          <table:table-cell table:formula="of:=SQRT([.C23]^2+[.D23]^2)" office:value-type="float" office:value="0.000391389321441701" calcext:value-type="float">
            <text:p>0,000391389321442</text:p>
          </table:table-cell>
          <table:table-cell table:formula="of:=IF([.J22]&lt;[.I22];[.J22];[.I22])" office:value-type="float" office:value="1.0000000765928" calcext:value-type="float">
            <text:p>1,0000000765928</text:p>
          </table:table-cell>
          <table:table-cell table:style-name="ce13" table:formula="of:=SIN([.A23]+[.F23])+COS([.B23]+[.G23])+3" office:value-type="float" office:value="1.00000000469402" calcext:value-type="float">
            <text:p>1,00000000469402</text:p>
          </table:table-cell>
          <table:table-cell table:style-name="ce14" table:formula="of:=[.I23]-[.J23]" office:value-type="float" office:value="0.0000000718987793746351" calcext:value-type="float">
            <text:p>7,18987793746351E-08</text:p>
          </table:table-cell>
          <table:table-cell table:number-columns-repeated="1013"/>
        </table:table-row>
        <table:table-row table:style-name="ro1">
          <table:table-cell table:formula="of:=IF([.$J23]&lt;[.$I23];[.A23]+[.F23];[.A23])" office:value-type="float" office:value="10.9956421046402" calcext:value-type="float">
            <text:p>10,9956421046402</text:p>
          </table:table-cell>
          <table:table-cell table:formula="of:=IF([.$J23]&lt;[.$I23];[.B23]+[.G23];[.B23])" office:value-type="float" office:value="21.991079373329" calcext:value-type="float">
            <text:p>21,991079373329</text:p>
          </table:table-cell>
          <table:table-cell table:formula="of:=COS([.A24])" office:value-type="float" office:value="0.0000678170758616662" calcext:value-type="float">
            <text:p>6,78170758616662E-05</text:p>
          </table:table-cell>
          <table:table-cell table:formula="of:=-SIN([.B24])" office:value-type="float" office:value="-0.0000692017995287646" calcext:value-type="float">
            <text:p>-6,92017995287646E-05</text:p>
          </table:table-cell>
          <table:table-cell table:formula="of:=IF([.J23]&gt;[.I23];[.E23]/2;[.E23])" office:value-type="float" office:value="0.00048828125" calcext:value-type="float">
            <text:p>0,00048828125</text:p>
          </table:table-cell>
          <table:table-cell table:formula="of:=-[.C24]*[.E24]/[.H24]" office:value-type="float" office:value="-0.000341760235346317" calcext:value-type="float">
            <text:p>-0,000341760235346</text:p>
          </table:table-cell>
          <table:table-cell table:formula="of:=-[.D24]*[.E24]/[.H24]" office:value-type="float" office:value="0.000348738470257573" calcext:value-type="float">
            <text:p>0,000348738470258</text:p>
          </table:table-cell>
          <table:table-cell table:formula="of:=SQRT([.C24]^2+[.D24]^2)" office:value-type="float" office:value="0.0000968919234840877" calcext:value-type="float">
            <text:p>9,68919234840877E-05</text:p>
          </table:table-cell>
          <table:table-cell table:formula="of:=IF([.J23]&lt;[.I23];[.J23];[.I23])" office:value-type="float" office:value="1.00000000469402" calcext:value-type="float">
            <text:p>1,00000000469402</text:p>
          </table:table-cell>
          <table:table-cell table:style-name="ce13" table:formula="of:=SIN([.A24]+[.F24])+COS([.B24]+[.G24])+3" office:value-type="float" office:value="1.0000000765928" calcext:value-type="float">
            <text:p>1,0000000765928</text:p>
          </table:table-cell>
          <table:table-cell table:style-name="ce14" table:formula="of:=[.I24]-[.J24]" office:value-type="float" office:value="-0.0000000718987793746351" calcext:value-type="float">
            <text:p>-7,18987793746351E-08</text:p>
          </table:table-cell>
          <table:table-cell table:number-columns-repeated="1013"/>
        </table:table-row>
        <table:table-row table:style-name="ro1">
          <table:table-cell table:formula="of:=IF([.$J24]&lt;[.$I24];[.A24]+[.F24];[.A24])" office:value-type="float" office:value="10.9956421046402" calcext:value-type="float">
            <text:p>10,9956421046402</text:p>
          </table:table-cell>
          <table:table-cell table:formula="of:=IF([.$J24]&lt;[.$I24];[.B24]+[.G24];[.B24])" office:value-type="float" office:value="21.991079373329" calcext:value-type="float">
            <text:p>21,991079373329</text:p>
          </table:table-cell>
          <table:table-cell table:formula="of:=COS([.A25])" office:value-type="float" office:value="0.0000678170758616662" calcext:value-type="float">
            <text:p>6,78170758616662E-05</text:p>
          </table:table-cell>
          <table:table-cell table:formula="of:=-SIN([.B25])" office:value-type="float" office:value="-0.0000692017995287646" calcext:value-type="float">
            <text:p>-6,92017995287646E-05</text:p>
          </table:table-cell>
          <table:table-cell table:formula="of:=IF([.J24]&gt;[.I24];[.E24]/2;[.E24])" office:value-type="float" office:value="0.000244140625" calcext:value-type="float">
            <text:p>0,000244140625</text:p>
          </table:table-cell>
          <table:table-cell table:formula="of:=-[.C25]*[.E25]/[.H25]" office:value-type="float" office:value="-0.000170880117673159" calcext:value-type="float">
            <text:p>-0,000170880117673</text:p>
          </table:table-cell>
          <table:table-cell table:formula="of:=-[.D25]*[.E25]/[.H25]" office:value-type="float" office:value="0.000174369235128787" calcext:value-type="float">
            <text:p>0,000174369235129</text:p>
          </table:table-cell>
          <table:table-cell table:formula="of:=SQRT([.C25]^2+[.D25]^2)" office:value-type="float" office:value="0.0000968919234840877" calcext:value-type="float">
            <text:p>9,68919234840877E-05</text:p>
          </table:table-cell>
          <table:table-cell table:formula="of:=IF([.J24]&lt;[.I24];[.J24];[.I24])" office:value-type="float" office:value="1.00000000469402" calcext:value-type="float">
            <text:p>1,00000000469402</text:p>
          </table:table-cell>
          <table:table-cell table:style-name="ce13" table:formula="of:=SIN([.A25]+[.F25])+COS([.B25]+[.G25])+3" office:value-type="float" office:value="1.00000001084109" calcext:value-type="float">
            <text:p>1,00000001084109</text:p>
          </table:table-cell>
          <table:table-cell table:style-name="ce14" table:formula="of:=[.I25]-[.J25]" office:value-type="float" office:value="-0.00000000614706752166683" calcext:value-type="float">
            <text:p>-6,14706752166683E-09</text:p>
          </table:table-cell>
          <table:table-cell table:number-columns-repeated="1013"/>
        </table:table-row>
        <table:table-row table:style-name="ro1">
          <table:table-cell table:formula="of:=IF([.$J25]&lt;[.$I25];[.A25]+[.F25];[.A25])" office:value-type="float" office:value="10.9956421046402" calcext:value-type="float">
            <text:p>10,9956421046402</text:p>
          </table:table-cell>
          <table:table-cell table:formula="of:=IF([.$J25]&lt;[.$I25];[.B25]+[.G25];[.B25])" office:value-type="float" office:value="21.991079373329" calcext:value-type="float">
            <text:p>21,991079373329</text:p>
          </table:table-cell>
          <table:table-cell table:formula="of:=COS([.A26])" office:value-type="float" office:value="0.0000678170758616662" calcext:value-type="float">
            <text:p>6,78170758616662E-05</text:p>
          </table:table-cell>
          <table:table-cell table:formula="of:=-SIN([.B26])" office:value-type="float" office:value="-0.0000692017995287646" calcext:value-type="float">
            <text:p>-6,92017995287646E-05</text:p>
          </table:table-cell>
          <table:table-cell table:formula="of:=IF([.J25]&gt;[.I25];[.E25]/2;[.E25])" office:value-type="float" office:value="0.0001220703125" calcext:value-type="float">
            <text:p>0,0001220703125</text:p>
          </table:table-cell>
          <table:table-cell table:formula="of:=-[.C26]*[.E26]/[.H26]" office:value-type="float" office:value="-0.0000854400588365793" calcext:value-type="float">
            <text:p>-8,54400588365793E-05</text:p>
          </table:table-cell>
          <table:table-cell table:formula="of:=-[.D26]*[.E26]/[.H26]" office:value-type="float" office:value="0.0000871846175643933" calcext:value-type="float">
            <text:p>8,71846175643933E-05</text:p>
          </table:table-cell>
          <table:table-cell table:formula="of:=SQRT([.C26]^2+[.D26]^2)" office:value-type="float" office:value="0.0000968919234840877" calcext:value-type="float">
            <text:p>9,68919234840877E-05</text:p>
          </table:table-cell>
          <table:table-cell table:formula="of:=IF([.J25]&lt;[.I25];[.J25];[.I25])" office:value-type="float" office:value="1.00000000469402" calcext:value-type="float">
            <text:p>1,00000000469402</text:p>
          </table:table-cell>
          <table:table-cell table:style-name="ce13" table:formula="of:=SIN([.A26]+[.F26])+COS([.B26]+[.G26])+3" office:value-type="float" office:value="1.00000000031698" calcext:value-type="float">
            <text:p>1,00000000031698</text:p>
          </table:table-cell>
          <table:table-cell table:style-name="ce14" table:formula="of:=[.I26]-[.J26]" office:value-type="float" office:value="0.00000000437704672506811" calcext:value-type="float">
            <text:p>4,37704672506811E-09</text:p>
          </table:table-cell>
          <table:table-cell table:number-columns-repeated="1013"/>
        </table:table-row>
        <table:table-row table:style-name="ro1">
          <table:table-cell table:formula="of:=IF([.$J26]&lt;[.$I26];[.A26]+[.F26];[.A26])" office:value-type="float" office:value="10.9955566645814" calcext:value-type="float">
            <text:p>10,9955566645814</text:p>
          </table:table-cell>
          <table:table-cell table:formula="of:=IF([.$J26]&lt;[.$I26];[.B26]+[.G26];[.B26])" office:value-type="float" office:value="21.9911665579465" calcext:value-type="float">
            <text:p>21,9911665579465</text:p>
          </table:table-cell>
          <table:table-cell table:formula="of:=COS([.A27])" office:value-type="float" office:value="-0.0000176229829213664" calcext:value-type="float">
            <text:p>-1,76229829213664E-05</text:p>
          </table:table-cell>
          <table:table-cell table:formula="of:=-SIN([.B27])" office:value-type="float" office:value="0.000017982817977774" calcext:value-type="float">
            <text:p>1,7982817977774E-05</text:p>
          </table:table-cell>
          <table:table-cell table:formula="of:=IF([.J26]&gt;[.I26];[.E26]/2;[.E26])" office:value-type="float" office:value="0.0001220703125" calcext:value-type="float">
            <text:p>0,0001220703125</text:p>
          </table:table-cell>
          <table:table-cell table:formula="of:=-[.C27]*[.E27]/[.H27]" office:value-type="float" office:value="0.0000854400588443703" calcext:value-type="float">
            <text:p>8,54400588443703E-05</text:p>
          </table:table-cell>
          <table:table-cell table:formula="of:=-[.D27]*[.E27]/[.H27]" office:value-type="float" office:value="-0.0000871846175567582" calcext:value-type="float">
            <text:p>-8,71846175567582E-05</text:p>
          </table:table-cell>
          <table:table-cell table:formula="of:=SQRT([.C27]^2+[.D27]^2)" office:value-type="float" office:value="0.0000251783889371127" calcext:value-type="float">
            <text:p>2,51783889371127E-05</text:p>
          </table:table-cell>
          <table:table-cell table:formula="of:=IF([.J26]&lt;[.I26];[.J26];[.I26])" office:value-type="float" office:value="1.00000000031698" calcext:value-type="float">
            <text:p>1,00000000031698</text:p>
          </table:table-cell>
          <table:table-cell table:style-name="ce13" table:formula="of:=SIN([.A27]+[.F27])+COS([.B27]+[.G27])+3" office:value-type="float" office:value="1.00000000469402" calcext:value-type="float">
            <text:p>1,00000000469402</text:p>
          </table:table-cell>
          <table:table-cell table:style-name="ce14" table:formula="of:=[.I27]-[.J27]" office:value-type="float" office:value="-0.00000000437704672506811" calcext:value-type="float">
            <text:p>-4,37704672506811E-09</text:p>
          </table:table-cell>
          <table:table-cell table:number-columns-repeated="1013"/>
        </table:table-row>
        <table:table-row table:style-name="ro1">
          <table:table-cell table:formula="of:=IF([.$J27]&lt;[.$I27];[.A27]+[.F27];[.A27])" office:value-type="float" office:value="10.9955566645814" calcext:value-type="float">
            <text:p>10,9955566645814</text:p>
          </table:table-cell>
          <table:table-cell table:formula="of:=IF([.$J27]&lt;[.$I27];[.B27]+[.G27];[.B27])" office:value-type="float" office:value="21.9911665579465" calcext:value-type="float">
            <text:p>21,9911665579465</text:p>
          </table:table-cell>
          <table:table-cell table:formula="of:=COS([.A28])" office:value-type="float" office:value="-0.0000176229829213664" calcext:value-type="float">
            <text:p>-1,76229829213664E-05</text:p>
          </table:table-cell>
          <table:table-cell table:formula="of:=-SIN([.B28])" office:value-type="float" office:value="0.000017982817977774" calcext:value-type="float">
            <text:p>1,7982817977774E-05</text:p>
          </table:table-cell>
          <table:table-cell table:formula="of:=IF([.J27]&gt;[.I27];[.E27]/2;[.E27])" office:value-type="float" office:value="0.00006103515625" calcext:value-type="float">
            <text:p>6,103515625E-05</text:p>
          </table:table-cell>
          <table:table-cell table:formula="of:=-[.C28]*[.E28]/[.H28]" office:value-type="float" office:value="0.0000427200294221852" calcext:value-type="float">
            <text:p>4,27200294221852E-05</text:p>
          </table:table-cell>
          <table:table-cell table:formula="of:=-[.D28]*[.E28]/[.H28]" office:value-type="float" office:value="-0.0000435923087783791" calcext:value-type="float">
            <text:p>-4,35923087783791E-05</text:p>
          </table:table-cell>
          <table:table-cell table:formula="of:=SQRT([.C28]^2+[.D28]^2)" office:value-type="float" office:value="0.0000251783889371127" calcext:value-type="float">
            <text:p>2,51783889371127E-05</text:p>
          </table:table-cell>
          <table:table-cell table:formula="of:=IF([.J27]&lt;[.I27];[.J27];[.I27])" office:value-type="float" office:value="1.00000000031698" calcext:value-type="float">
            <text:p>1,00000000031698</text:p>
          </table:table-cell>
          <table:table-cell table:style-name="ce13" table:formula="of:=SIN([.A28]+[.F28])+COS([.B28]+[.G28])+3" office:value-type="float" office:value="1.00000000064285" calcext:value-type="float">
            <text:p>1,00000000064285</text:p>
          </table:table-cell>
          <table:table-cell table:style-name="ce14" table:formula="of:=[.I28]-[.J28]" office:value-type="float" office:value="-0.000000000325877991258494" calcext:value-type="float">
            <text:p>-3,25877991258494E-10</text:p>
          </table:table-cell>
          <table:table-cell table:number-columns-repeated="1013"/>
        </table:table-row>
        <table:table-row table:style-name="ro1">
          <table:table-cell table:formula="of:=IF([.$J28]&lt;[.$I28];[.A28]+[.F28];[.A28])" office:value-type="float" office:value="10.9955566645814" calcext:value-type="float">
            <text:p>10,9955566645814</text:p>
          </table:table-cell>
          <table:table-cell table:formula="of:=IF([.$J28]&lt;[.$I28];[.B28]+[.G28];[.B28])" office:value-type="float" office:value="21.9911665579465" calcext:value-type="float">
            <text:p>21,9911665579465</text:p>
          </table:table-cell>
          <table:table-cell table:formula="of:=COS([.A29])" office:value-type="float" office:value="-0.0000176229829213664" calcext:value-type="float">
            <text:p>-1,76229829213664E-05</text:p>
          </table:table-cell>
          <table:table-cell table:formula="of:=-SIN([.B29])" office:value-type="float" office:value="0.000017982817977774" calcext:value-type="float">
            <text:p>1,7982817977774E-05</text:p>
          </table:table-cell>
          <table:table-cell table:formula="of:=IF([.J28]&gt;[.I28];[.E28]/2;[.E28])" office:value-type="float" office:value="0.000030517578125" calcext:value-type="float">
            <text:p>3,0517578125E-05</text:p>
          </table:table-cell>
          <table:table-cell table:formula="of:=-[.C29]*[.E29]/[.H29]" office:value-type="float" office:value="0.0000213600147110926" calcext:value-type="float">
            <text:p>2,13600147110926E-05</text:p>
          </table:table-cell>
          <table:table-cell table:formula="of:=-[.D29]*[.E29]/[.H29]" office:value-type="float" office:value="-0.0000217961543891895" calcext:value-type="float">
            <text:p>-2,17961543891895E-05</text:p>
          </table:table-cell>
          <table:table-cell table:formula="of:=SQRT([.C29]^2+[.D29]^2)" office:value-type="float" office:value="0.0000251783889371127" calcext:value-type="float">
            <text:p>2,51783889371127E-05</text:p>
          </table:table-cell>
          <table:table-cell table:formula="of:=IF([.J28]&lt;[.I28];[.J28];[.I28])" office:value-type="float" office:value="1.00000000031698" calcext:value-type="float">
            <text:p>1,00000000031698</text:p>
          </table:table-cell>
          <table:table-cell table:style-name="ce13" table:formula="of:=SIN([.A29]+[.F29])+COS([.B29]+[.G29])+3" office:value-type="float" office:value="1.00000000001425" calcext:value-type="float">
            <text:p>1,00000000001425</text:p>
          </table:table-cell>
          <table:table-cell table:style-name="ce14" table:formula="of:=[.I29]-[.J29]" office:value-type="float" office:value="0.000000000302722291678492" calcext:value-type="float">
            <text:p>3,02722291678492E-10</text:p>
          </table:table-cell>
          <table:table-cell table:number-columns-repeated="1013"/>
        </table:table-row>
        <table:table-row table:style-name="ro1">
          <table:table-cell table:formula="of:=IF([.$J29]&lt;[.$I29];[.A29]+[.F29];[.A29])" office:value-type="float" office:value="10.9955780245961" calcext:value-type="float">
            <text:p>10,9955780245961</text:p>
          </table:table-cell>
          <table:table-cell table:formula="of:=IF([.$J29]&lt;[.$I29];[.B29]+[.G29];[.B29])" office:value-type="float" office:value="21.9911447617921" calcext:value-type="float">
            <text:p>21,9911447617921</text:p>
          </table:table-cell>
          <table:table-cell table:formula="of:=COS([.A30])" office:value-type="float" office:value="0.00000373703178935935" calcext:value-type="float">
            <text:p>3,73703178935935E-06</text:p>
          </table:table-cell>
          <table:table-cell table:formula="of:=-SIN([.B30])" office:value-type="float" office:value="-0.00000381333641015649" calcext:value-type="float">
            <text:p>-3,81333641015649E-06</text:p>
          </table:table-cell>
          <table:table-cell table:formula="of:=IF([.J29]&gt;[.I29];[.E29]/2;[.E29])" office:value-type="float" office:value="0.000030517578125" calcext:value-type="float">
            <text:p>3,0517578125E-05</text:p>
          </table:table-cell>
          <table:table-cell table:formula="of:=-[.C30]*[.E30]/[.H30]" office:value-type="float" office:value="-0.0000213600147136206" calcext:value-type="float">
            <text:p>-2,13600147136206E-05</text:p>
          </table:table-cell>
          <table:table-cell table:formula="of:=-[.D30]*[.E30]/[.H30]" office:value-type="float" office:value="0.0000217961543867122" calcext:value-type="float">
            <text:p>2,17961543867122E-05</text:p>
          </table:table-cell>
          <table:table-cell table:formula="of:=SQRT([.C30]^2+[.D30]^2)" office:value-type="float" office:value="0.00000533918918673121" calcext:value-type="float">
            <text:p>5,33918918673121E-06</text:p>
          </table:table-cell>
          <table:table-cell table:formula="of:=IF([.J29]&lt;[.I29];[.J29];[.I29])" office:value-type="float" office:value="1.00000000001425" calcext:value-type="float">
            <text:p>1,00000000001425</text:p>
          </table:table-cell>
          <table:table-cell table:style-name="ce13" table:formula="of:=SIN([.A30]+[.F30])+COS([.B30]+[.G30])+3" office:value-type="float" office:value="1.00000000031698" calcext:value-type="float">
            <text:p>1,00000000031698</text:p>
          </table:table-cell>
          <table:table-cell table:style-name="ce14" table:formula="of:=[.I30]-[.J30]" office:value-type="float" office:value="-0.000000000302722291678492" calcext:value-type="float">
            <text:p>-3,02722291678492E-10</text:p>
          </table:table-cell>
          <table:table-cell table:number-columns-repeated="1013"/>
        </table:table-row>
        <table:table-row table:style-name="ro1">
          <table:table-cell table:formula="of:=IF([.$J30]&lt;[.$I30];[.A30]+[.F30];[.A30])" office:value-type="float" office:value="10.9955780245961" calcext:value-type="float">
            <text:p>10,9955780245961</text:p>
          </table:table-cell>
          <table:table-cell table:formula="of:=IF([.$J30]&lt;[.$I30];[.B30]+[.G30];[.B30])" office:value-type="float" office:value="21.9911447617921" calcext:value-type="float">
            <text:p>21,9911447617921</text:p>
          </table:table-cell>
          <table:table-cell table:formula="of:=COS([.A31])" office:value-type="float" office:value="0.00000373703178935935" calcext:value-type="float">
            <text:p>3,73703178935935E-06</text:p>
          </table:table-cell>
          <table:table-cell table:formula="of:=-SIN([.B31])" office:value-type="float" office:value="-0.00000381333641015649" calcext:value-type="float">
            <text:p>-3,81333641015649E-06</text:p>
          </table:table-cell>
          <table:table-cell table:formula="of:=IF([.J30]&gt;[.I30];[.E30]/2;[.E30])" office:value-type="float" office:value="0.0000152587890625" calcext:value-type="float">
            <text:p>1,52587890625E-05</text:p>
          </table:table-cell>
          <table:table-cell table:formula="of:=-[.C31]*[.E31]/[.H31]" office:value-type="float" office:value="-0.0000106800073568103" calcext:value-type="float">
            <text:p>-1,06800073568103E-05</text:p>
          </table:table-cell>
          <table:table-cell table:formula="of:=-[.D31]*[.E31]/[.H31]" office:value-type="float" office:value="0.0000108980771933561" calcext:value-type="float">
            <text:p>1,08980771933561E-05</text:p>
          </table:table-cell>
          <table:table-cell table:formula="of:=SQRT([.C31]^2+[.D31]^2)" office:value-type="float" office:value="0.00000533918918673121" calcext:value-type="float">
            <text:p>5,33918918673121E-06</text:p>
          </table:table-cell>
          <table:table-cell table:formula="of:=IF([.J30]&lt;[.I30];[.J30];[.I30])" office:value-type="float" office:value="1.00000000001425" calcext:value-type="float">
            <text:p>1,00000000001425</text:p>
          </table:table-cell>
          <table:table-cell table:style-name="ce13" table:formula="of:=SIN([.A31]+[.F31])+COS([.B31]+[.G31])+3" office:value-type="float" office:value="1.0000000000492" calcext:value-type="float">
            <text:p>1,0000000000492</text:p>
          </table:table-cell>
          <table:table-cell table:style-name="ce14" table:formula="of:=[.I31]-[.J31]" office:value-type="float" office:value="-0.0000000000349458240123113" calcext:value-type="float">
            <text:p>-3,49458240123113E-11</text:p>
          </table:table-cell>
          <table:table-cell table:number-columns-repeated="1013"/>
        </table:table-row>
        <table:table-row table:style-name="ro1">
          <table:table-cell table:formula="of:=IF([.$J31]&lt;[.$I31];[.A31]+[.F31];[.A31])" office:value-type="float" office:value="10.9955780245961" calcext:value-type="float">
            <text:p>10,9955780245961</text:p>
          </table:table-cell>
          <table:table-cell table:formula="of:=IF([.$J31]&lt;[.$I31];[.B31]+[.G31];[.B31])" office:value-type="float" office:value="21.9911447617921" calcext:value-type="float">
            <text:p>21,9911447617921</text:p>
          </table:table-cell>
          <table:table-cell table:formula="of:=COS([.A32])" office:value-type="float" office:value="0.00000373703178935935" calcext:value-type="float">
            <text:p>3,73703178935935E-06</text:p>
          </table:table-cell>
          <table:table-cell table:formula="of:=-SIN([.B32])" office:value-type="float" office:value="-0.00000381333641015649" calcext:value-type="float">
            <text:p>-3,81333641015649E-06</text:p>
          </table:table-cell>
          <table:table-cell table:formula="of:=IF([.J31]&gt;[.I31];[.E31]/2;[.E31])" office:value-type="float" office:value="0.00000762939453125" calcext:value-type="float">
            <text:p>7,62939453125E-06</text:p>
          </table:table-cell>
          <table:table-cell table:formula="of:=-[.C32]*[.E32]/[.H32]" office:value-type="float" office:value="-0.00000534000367840514" calcext:value-type="float">
            <text:p>-5,34000367840514E-06</text:p>
          </table:table-cell>
          <table:table-cell table:formula="of:=-[.D32]*[.E32]/[.H32]" office:value-type="float" office:value="0.00000544903859667804" calcext:value-type="float">
            <text:p>5,44903859667804E-06</text:p>
          </table:table-cell>
          <table:table-cell table:formula="of:=SQRT([.C32]^2+[.D32]^2)" office:value-type="float" office:value="0.00000533918918673121" calcext:value-type="float">
            <text:p>5,33918918673121E-06</text:p>
          </table:table-cell>
          <table:table-cell table:formula="of:=IF([.J31]&lt;[.I31];[.J31];[.I31])" office:value-type="float" office:value="1.00000000001425" calcext:value-type="float">
            <text:p>1,00000000001425</text:p>
          </table:table-cell>
          <table:table-cell table:style-name="ce13" table:formula="of:=SIN([.A32]+[.F32])+COS([.B32]+[.G32])+3" office:value-type="float" office:value="1.00000000000262" calcext:value-type="float">
            <text:p>1,00000000000262</text:p>
          </table:table-cell>
          <table:table-cell table:style-name="ce14" table:formula="of:=[.I32]-[.J32]" office:value-type="float" office:value="0.000000000011631140495183" calcext:value-type="float">
            <text:p>1,1631140495183E-11</text:p>
          </table:table-cell>
          <table:table-cell table:number-columns-repeated="1013"/>
        </table:table-row>
        <table:table-row table:style-name="ro1">
          <table:table-cell table:formula="of:=IF([.$J32]&lt;[.$I32];[.A32]+[.F32];[.A32])" office:value-type="float" office:value="10.9955726845924" calcext:value-type="float">
            <text:p>10,9955726845924</text:p>
          </table:table-cell>
          <table:table-cell table:formula="of:=IF([.$J32]&lt;[.$I32];[.B32]+[.G32];[.B32])" office:value-type="float" office:value="21.9911502108307" calcext:value-type="float">
            <text:p>21,9911502108307</text:p>
          </table:table-cell>
          <table:table-cell table:formula="of:=COS([.A33])" office:value-type="float" office:value="-0.00000160297188898701" calcext:value-type="float">
            <text:p>-1,60297188898701E-06</text:p>
          </table:table-cell>
          <table:table-cell table:formula="of:=-SIN([.B33])" office:value-type="float" office:value="0.00000163570218617259" calcext:value-type="float">
            <text:p>1,63570218617259E-06</text:p>
          </table:table-cell>
          <table:table-cell table:formula="of:=IF([.J32]&gt;[.I32];[.E32]/2;[.E32])" office:value-type="float" office:value="0.00000762939453125" calcext:value-type="float">
            <text:p>7,62939453125E-06</text:p>
          </table:table-cell>
          <table:table-cell table:formula="of:=-[.C33]*[.E33]/[.H33]" office:value-type="float" office:value="0.00000534000367888638" calcext:value-type="float">
            <text:p>5,34000367888638E-06</text:p>
          </table:table-cell>
          <table:table-cell table:formula="of:=-[.D33]*[.E33]/[.H33]" office:value-type="float" office:value="-0.00000544903859620643" calcext:value-type="float">
            <text:p>-5,44903859620643E-06</text:p>
          </table:table-cell>
          <table:table-cell table:formula="of:=SQRT([.C33]^2+[.D33]^2)" office:value-type="float" office:value="0.00000229020534422841" calcext:value-type="float">
            <text:p>2,29020534422841E-06</text:p>
          </table:table-cell>
          <table:table-cell table:formula="of:=IF([.J32]&lt;[.I32];[.J32];[.I32])" office:value-type="float" office:value="1.00000000000262" calcext:value-type="float">
            <text:p>1,00000000000262</text:p>
          </table:table-cell>
          <table:table-cell table:style-name="ce13" table:formula="of:=SIN([.A33]+[.F33])+COS([.B33]+[.G33])+3" office:value-type="float" office:value="1.00000000001425" calcext:value-type="float">
            <text:p>1,00000000001425</text:p>
          </table:table-cell>
          <table:table-cell table:style-name="ce14" table:formula="of:=[.I33]-[.J33]" office:value-type="float" office:value="-0.000000000011631140495183" calcext:value-type="float">
            <text:p>-1,1631140495183E-11</text:p>
          </table:table-cell>
          <table:table-cell table:number-columns-repeated="1013"/>
        </table:table-row>
        <table:table-row table:style-name="ro1">
          <table:table-cell table:formula="of:=IF([.$J33]&lt;[.$I33];[.A33]+[.F33];[.A33])" office:value-type="float" office:value="10.9955726845924" calcext:value-type="float">
            <text:p>10,9955726845924</text:p>
          </table:table-cell>
          <table:table-cell table:formula="of:=IF([.$J33]&lt;[.$I33];[.B33]+[.G33];[.B33])" office:value-type="float" office:value="21.9911502108307" calcext:value-type="float">
            <text:p>21,9911502108307</text:p>
          </table:table-cell>
          <table:table-cell table:formula="of:=COS([.A34])" office:value-type="float" office:value="-0.00000160297188898701" calcext:value-type="float">
            <text:p>-1,60297188898701E-06</text:p>
          </table:table-cell>
          <table:table-cell table:formula="of:=-SIN([.B34])" office:value-type="float" office:value="0.00000163570218617259" calcext:value-type="float">
            <text:p>1,63570218617259E-06</text:p>
          </table:table-cell>
          <table:table-cell table:formula="of:=IF([.J33]&gt;[.I33];[.E33]/2;[.E33])" office:value-type="float" office:value="0.000003814697265625" calcext:value-type="float">
            <text:p>3,814697265625E-06</text:p>
          </table:table-cell>
          <table:table-cell table:formula="of:=-[.C34]*[.E34]/[.H34]" office:value-type="float" office:value="0.00000267000183944319" calcext:value-type="float">
            <text:p>2,67000183944319E-06</text:p>
          </table:table-cell>
          <table:table-cell table:formula="of:=-[.D34]*[.E34]/[.H34]" office:value-type="float" office:value="-0.00000272451929810321" calcext:value-type="float">
            <text:p>-2,72451929810321E-06</text:p>
          </table:table-cell>
          <table:table-cell table:formula="of:=SQRT([.C34]^2+[.D34]^2)" office:value-type="float" office:value="0.00000229020534422841" calcext:value-type="float">
            <text:p>2,29020534422841E-06</text:p>
          </table:table-cell>
          <table:table-cell table:formula="of:=IF([.J33]&lt;[.I33];[.J33];[.I33])" office:value-type="float" office:value="1.00000000000262" calcext:value-type="float">
            <text:p>1,00000000000262</text:p>
          </table:table-cell>
          <table:table-cell table:style-name="ce13" table:formula="of:=SIN([.A34]+[.F34])+COS([.B34]+[.G34])+3" office:value-type="float" office:value="1.00000000000116" calcext:value-type="float">
            <text:p>1,00000000000116</text:p>
          </table:table-cell>
          <table:table-cell table:style-name="ce14" table:formula="of:=[.I34]-[.J34]" office:value-type="float" office:value="0.00000000000146016532198701" calcext:value-type="float">
            <text:p>1,46016532198701E-12</text:p>
          </table:table-cell>
          <table:table-cell table:number-columns-repeated="1013"/>
        </table:table-row>
        <table:table-row table:style-name="ro1">
          <table:table-cell table:formula="of:=IF([.$J34]&lt;[.$I34];[.A34]+[.F34];[.A34])" office:value-type="float" office:value="10.9955753545942" calcext:value-type="float">
            <text:p>10,9955753545942</text:p>
          </table:table-cell>
          <table:table-cell table:formula="of:=IF([.$J34]&lt;[.$I34];[.B34]+[.G34];[.B34])" office:value-type="float" office:value="21.9911474863114" calcext:value-type="float">
            <text:p>21,9911474863114</text:p>
          </table:table-cell>
          <table:table-cell table:formula="of:=COS([.A35])" office:value-type="float" office:value="0.00000106702995018997" calcext:value-type="float">
            <text:p>1,06702995018997E-06</text:p>
          </table:table-cell>
          <table:table-cell table:formula="of:=-SIN([.B35])" office:value-type="float" office:value="-0.00000108881711199599" calcext:value-type="float">
            <text:p>-1,08881711199599E-06</text:p>
          </table:table-cell>
          <table:table-cell table:formula="of:=IF([.J34]&gt;[.I34];[.E34]/2;[.E34])" office:value-type="float" office:value="0.000003814697265625" calcext:value-type="float">
            <text:p>3,814697265625E-06</text:p>
          </table:table-cell>
          <table:table-cell table:formula="of:=-[.C35]*[.E35]/[.H35]" office:value-type="float" office:value="-0.00000267000183902163" calcext:value-type="float">
            <text:p>-2,67000183902163E-06</text:p>
          </table:table-cell>
          <table:table-cell table:formula="of:=-[.D35]*[.E35]/[.H35]" office:value-type="float" office:value="0.00000272451929851634" calcext:value-type="float">
            <text:p>2,72451929851634E-06</text:p>
          </table:table-cell>
          <table:table-cell table:formula="of:=SQRT([.C35]^2+[.D35]^2)" office:value-type="float" office:value="0.00000152449192125695" calcext:value-type="float">
            <text:p>1,52449192125695E-06</text:p>
          </table:table-cell>
          <table:table-cell table:formula="of:=IF([.J34]&lt;[.I34];[.J34];[.I34])" office:value-type="float" office:value="1.00000000000116" calcext:value-type="float">
            <text:p>1,00000000000116</text:p>
          </table:table-cell>
          <table:table-cell table:style-name="ce13" table:formula="of:=SIN([.A35]+[.F35])+COS([.B35]+[.G35])+3" office:value-type="float" office:value="1.00000000000262" calcext:value-type="float">
            <text:p>1,00000000000262</text:p>
          </table:table-cell>
          <table:table-cell table:style-name="ce14" table:formula="of:=[.I35]-[.J35]" office:value-type="float" office:value="-0.00000000000146016532198701" calcext:value-type="float">
            <text:p>-1,46016532198701E-12</text:p>
          </table:table-cell>
          <table:table-cell table:number-columns-repeated="1013"/>
        </table:table-row>
        <table:table-row table:style-name="ro1">
          <table:table-cell table:formula="of:=IF([.$J35]&lt;[.$I35];[.A35]+[.F35];[.A35])" office:value-type="float" office:value="10.9955753545942" calcext:value-type="float">
            <text:p>10,9955753545942</text:p>
          </table:table-cell>
          <table:table-cell table:formula="of:=IF([.$J35]&lt;[.$I35];[.B35]+[.G35];[.B35])" office:value-type="float" office:value="21.9911474863114" calcext:value-type="float">
            <text:p>21,9911474863114</text:p>
          </table:table-cell>
          <table:table-cell table:formula="of:=COS([.A36])" office:value-type="float" office:value="0.00000106702995018997" calcext:value-type="float">
            <text:p>1,06702995018997E-06</text:p>
          </table:table-cell>
          <table:table-cell table:formula="of:=-SIN([.B36])" office:value-type="float" office:value="-0.00000108881711199599" calcext:value-type="float">
            <text:p>-1,08881711199599E-06</text:p>
          </table:table-cell>
          <table:table-cell table:formula="of:=IF([.J35]&gt;[.I35];[.E35]/2;[.E35])" office:value-type="float" office:value="0.0000019073486328125" calcext:value-type="float">
            <text:p>1,9073486328125E-06</text:p>
          </table:table-cell>
          <table:table-cell table:formula="of:=-[.C36]*[.E36]/[.H36]" office:value-type="float" office:value="-0.00000133500091951082" calcext:value-type="float">
            <text:p>-1,33500091951082E-06</text:p>
          </table:table-cell>
          <table:table-cell table:formula="of:=-[.D36]*[.E36]/[.H36]" office:value-type="float" office:value="0.00000136225964925817" calcext:value-type="float">
            <text:p>1,36225964925817E-06</text:p>
          </table:table-cell>
          <table:table-cell table:formula="of:=SQRT([.C36]^2+[.D36]^2)" office:value-type="float" office:value="0.00000152449192125695" calcext:value-type="float">
            <text:p>1,52449192125695E-06</text:p>
          </table:table-cell>
          <table:table-cell table:formula="of:=IF([.J35]&lt;[.I35];[.J35];[.I35])" office:value-type="float" office:value="1.00000000000116" calcext:value-type="float">
            <text:p>1,00000000000116</text:p>
          </table:table-cell>
          <table:table-cell table:style-name="ce13" table:formula="of:=SIN([.A36]+[.F36])+COS([.B36]+[.G36])+3" office:value-type="float" office:value="1.00000000000007" calcext:value-type="float">
            <text:p>1,00000000000007</text:p>
          </table:table-cell>
          <table:table-cell table:style-name="ce14" table:formula="of:=[.I36]-[.J36]" office:value-type="float" office:value="0.00000000000108890674255235" calcext:value-type="float">
            <text:p>1,08890674255235E-12</text:p>
          </table:table-cell>
          <table:table-cell table:number-columns-repeated="1013"/>
        </table:table-row>
        <table:table-row table:style-name="ro1">
          <table:table-cell table:formula="of:=IF([.$J36]&lt;[.$I36];[.A36]+[.F36];[.A36])" office:value-type="float" office:value="10.9955740195933" calcext:value-type="float">
            <text:p>10,9955740195933</text:p>
          </table:table-cell>
          <table:table-cell table:formula="of:=IF([.$J36]&lt;[.$I36];[.B36]+[.G36];[.B36])" office:value-type="float" office:value="21.9911488485711" calcext:value-type="float">
            <text:p>21,9911488485711</text:p>
          </table:table-cell>
          <table:table-cell table:formula="of:=COS([.A37])" office:value-type="float" office:value="-0.000000267970968510577" calcext:value-type="float">
            <text:p>-2,67970968510577E-07</text:p>
          </table:table-cell>
          <table:table-cell table:formula="of:=-SIN([.B37])" office:value-type="float" office:value="0.000000273442537088555" calcext:value-type="float">
            <text:p>2,73442537088555E-07</text:p>
          </table:table-cell>
          <table:table-cell table:formula="of:=IF([.J36]&gt;[.I36];[.E36]/2;[.E36])" office:value-type="float" office:value="0.0000019073486328125" calcext:value-type="float">
            <text:p>1,9073486328125E-06</text:p>
          </table:table-cell>
          <table:table-cell table:formula="of:=-[.C37]*[.E37]/[.H37]" office:value-type="float" office:value="0.0000013350009178841" calcext:value-type="float">
            <text:p>1,3350009178841E-06</text:p>
          </table:table-cell>
          <table:table-cell table:formula="of:=-[.D37]*[.E37]/[.H37]" office:value-type="float" office:value="-0.00000136225965085233" calcext:value-type="float">
            <text:p>-1,36225965085233E-06</text:p>
          </table:table-cell>
          <table:table-cell table:formula="of:=SQRT([.C37]^2+[.D37]^2)" office:value-type="float" office:value="0.000000382856710864421" calcext:value-type="float">
            <text:p>3,82856710864421E-07</text:p>
          </table:table-cell>
          <table:table-cell table:formula="of:=IF([.J36]&lt;[.I36];[.J36];[.I36])" office:value-type="float" office:value="1.00000000000007" calcext:value-type="float">
            <text:p>1,00000000000007</text:p>
          </table:table-cell>
          <table:table-cell table:style-name="ce13" table:formula="of:=SIN([.A37]+[.F37])+COS([.B37]+[.G37])+3" office:value-type="float" office:value="1.00000000000116" calcext:value-type="float">
            <text:p>1,00000000000116</text:p>
          </table:table-cell>
          <table:table-cell table:style-name="ce14" table:formula="of:=[.I37]-[.J37]" office:value-type="float" office:value="-0.00000000000108890674255235" calcext:value-type="float">
            <text:p>-1,08890674255235E-12</text:p>
          </table:table-cell>
          <table:table-cell table:number-columns-repeated="1013"/>
        </table:table-row>
        <table:table-row table:style-name="ro1">
          <table:table-cell table:formula="of:=IF([.$J37]&lt;[.$I37];[.A37]+[.F37];[.A37])" office:value-type="float" office:value="10.9955740195933" calcext:value-type="float">
            <text:p>10,9955740195933</text:p>
          </table:table-cell>
          <table:table-cell table:formula="of:=IF([.$J37]&lt;[.$I37];[.B37]+[.G37];[.B37])" office:value-type="float" office:value="21.9911488485711" calcext:value-type="float">
            <text:p>21,9911488485711</text:p>
          </table:table-cell>
          <table:table-cell table:formula="of:=COS([.A38])" office:value-type="float" office:value="-0.000000267970968510577" calcext:value-type="float">
            <text:p>-2,67970968510577E-07</text:p>
          </table:table-cell>
          <table:table-cell table:formula="of:=-SIN([.B38])" office:value-type="float" office:value="0.000000273442537088555" calcext:value-type="float">
            <text:p>2,73442537088555E-07</text:p>
          </table:table-cell>
          <table:table-cell table:formula="of:=IF([.J37]&gt;[.I37];[.E37]/2;[.E37])" office:value-type="float" office:value="0.00000095367431640625" calcext:value-type="float">
            <text:p>9,5367431640625E-07</text:p>
          </table:table-cell>
          <table:table-cell table:formula="of:=-[.C38]*[.E38]/[.H38]" office:value-type="float" office:value="0.000000667500458942052" calcext:value-type="float">
            <text:p>6,67500458942052E-07</text:p>
          </table:table-cell>
          <table:table-cell table:formula="of:=-[.D38]*[.E38]/[.H38]" office:value-type="float" office:value="-0.000000681129825426165" calcext:value-type="float">
            <text:p>-6,81129825426165E-07</text:p>
          </table:table-cell>
          <table:table-cell table:formula="of:=SQRT([.C38]^2+[.D38]^2)" office:value-type="float" office:value="0.000000382856710864421" calcext:value-type="float">
            <text:p>3,82856710864421E-07</text:p>
          </table:table-cell>
          <table:table-cell table:formula="of:=IF([.J37]&lt;[.I37];[.J37];[.I37])" office:value-type="float" office:value="1.00000000000007" calcext:value-type="float">
            <text:p>1,00000000000007</text:p>
          </table:table-cell>
          <table:table-cell table:style-name="ce13" table:formula="of:=SIN([.A38]+[.F38])+COS([.B38]+[.G38])+3" office:value-type="float" office:value="1.00000000000016" calcext:value-type="float">
            <text:p>1,00000000000016</text:p>
          </table:table-cell>
          <table:table-cell table:style-name="ce14" table:formula="of:=[.I38]-[.J38]" office:value-type="float" office:value="-0.0000000000000897060203897127" calcext:value-type="float">
            <text:p>-8,97060203897127E-14</text:p>
          </table:table-cell>
          <table:table-cell table:number-columns-repeated="1013"/>
        </table:table-row>
        <table:table-row table:style-name="ro1">
          <table:table-cell table:formula="of:=IF([.$J38]&lt;[.$I38];[.A38]+[.F38];[.A38])" office:value-type="float" office:value="10.9955740195933" calcext:value-type="float">
            <text:p>10,9955740195933</text:p>
          </table:table-cell>
          <table:table-cell table:formula="of:=IF([.$J38]&lt;[.$I38];[.B38]+[.G38];[.B38])" office:value-type="float" office:value="21.9911488485711" calcext:value-type="float">
            <text:p>21,9911488485711</text:p>
          </table:table-cell>
          <table:table-cell table:formula="of:=COS([.A39])" office:value-type="float" office:value="-0.000000267970968510577" calcext:value-type="float">
            <text:p>-2,67970968510577E-07</text:p>
          </table:table-cell>
          <table:table-cell table:formula="of:=-SIN([.B39])" office:value-type="float" office:value="0.000000273442537088555" calcext:value-type="float">
            <text:p>2,73442537088555E-07</text:p>
          </table:table-cell>
          <table:table-cell table:formula="of:=IF([.J38]&gt;[.I38];[.E38]/2;[.E38])" office:value-type="float" office:value="0.000000476837158203125" calcext:value-type="float">
            <text:p>4,76837158203125E-07</text:p>
          </table:table-cell>
          <table:table-cell table:formula="of:=-[.C39]*[.E39]/[.H39]" office:value-type="float" office:value="0.000000333750229471026" calcext:value-type="float">
            <text:p>3,33750229471026E-07</text:p>
          </table:table-cell>
          <table:table-cell table:formula="of:=-[.D39]*[.E39]/[.H39]" office:value-type="float" office:value="-0.000000340564912713083" calcext:value-type="float">
            <text:p>-3,40564912713083E-07</text:p>
          </table:table-cell>
          <table:table-cell table:formula="of:=SQRT([.C39]^2+[.D39]^2)" office:value-type="float" office:value="0.000000382856710864421" calcext:value-type="float">
            <text:p>3,82856710864421E-07</text:p>
          </table:table-cell>
          <table:table-cell table:formula="of:=IF([.J38]&lt;[.I38];[.J38];[.I38])" office:value-type="float" office:value="1.00000000000007" calcext:value-type="float">
            <text:p>1,00000000000007</text:p>
          </table:table-cell>
          <table:table-cell table:style-name="ce13" table:formula="of:=SIN([.A39]+[.F39])+COS([.B39]+[.G39])+3" office:value-type="float" office:value="1" calcext:value-type="float">
            <text:p>1</text:p>
          </table:table-cell>
          <table:table-cell table:style-name="ce14" table:formula="of:=[.I39]-[.J39]" office:value-type="float" office:value="0.0000000000000688338275267597" calcext:value-type="float">
            <text:p>6,88338275267597E-14</text:p>
          </table:table-cell>
          <table:table-cell table:number-columns-repeated="1013"/>
        </table:table-row>
        <table:table-row table:style-name="ro1">
          <table:table-cell table:formula="of:=IF([.$J39]&lt;[.$I39];[.A39]+[.F39];[.A39])" office:value-type="float" office:value="10.9955743533435" calcext:value-type="float">
            <text:p>10,9955743533435</text:p>
          </table:table-cell>
          <table:table-cell table:formula="of:=IF([.$J39]&lt;[.$I39];[.B39]+[.G39];[.B39])" office:value-type="float" office:value="21.9911485080062" calcext:value-type="float">
            <text:p>21,9911485080062</text:p>
          </table:table-cell>
          <table:table-cell table:formula="of:=COS([.A40])" office:value-type="float" office:value="0.0000000657792607205195" calcext:value-type="float">
            <text:p>6,57792607205195E-08</text:p>
          </table:table-cell>
          <table:table-cell table:formula="of:=-SIN([.B40])" office:value-type="float" office:value="-0.0000000671223760708102" calcext:value-type="float">
            <text:p>-6,71223760708102E-08</text:p>
          </table:table-cell>
          <table:table-cell table:formula="of:=IF([.J39]&gt;[.I39];[.E39]/2;[.E39])" office:value-type="float" office:value="0.000000476837158203125" calcext:value-type="float">
            <text:p>4,76837158203125E-07</text:p>
          </table:table-cell>
          <table:table-cell table:formula="of:=-[.C40]*[.E40]/[.H40]" office:value-type="float" office:value="-0.000000333750227718107" calcext:value-type="float">
            <text:p>-3,33750227718107E-07</text:p>
          </table:table-cell>
          <table:table-cell table:formula="of:=-[.D40]*[.E40]/[.H40]" office:value-type="float" office:value="0.000000340564914430926" calcext:value-type="float">
            <text:p>3,40564914430926E-07</text:p>
          </table:table-cell>
          <table:table-cell table:formula="of:=SQRT([.C40]^2+[.D40]^2)" office:value-type="float" office:value="0.0000000939804474895142" calcext:value-type="float">
            <text:p>9,39804474895142E-08</text:p>
          </table:table-cell>
          <table:table-cell table:formula="of:=IF([.J39]&lt;[.I39];[.J39];[.I39])" office:value-type="float" office:value="1" calcext:value-type="float">
            <text:p>1</text:p>
          </table:table-cell>
          <table:table-cell table:style-name="ce13" table:formula="of:=SIN([.A40]+[.F40])+COS([.B40]+[.G40])+3" office:value-type="float" office:value="1.00000000000007" calcext:value-type="float">
            <text:p>1,00000000000007</text:p>
          </table:table-cell>
          <table:table-cell table:style-name="ce14" table:formula="of:=[.I40]-[.J40]" office:value-type="float" office:value="-0.0000000000000688338275267597" calcext:value-type="float">
            <text:p>-6,88338275267597E-14</text:p>
          </table:table-cell>
          <table:table-cell table:number-columns-repeated="1013"/>
        </table:table-row>
        <table:table-row table:style-name="ro1">
          <table:table-cell table:formula="of:=IF([.$J40]&lt;[.$I40];[.A40]+[.F40];[.A40])" office:value-type="float" office:value="10.9955743533435" calcext:value-type="float">
            <text:p>10,9955743533435</text:p>
          </table:table-cell>
          <table:table-cell table:formula="of:=IF([.$J40]&lt;[.$I40];[.B40]+[.G40];[.B40])" office:value-type="float" office:value="21.9911485080062" calcext:value-type="float">
            <text:p>21,9911485080062</text:p>
          </table:table-cell>
          <table:table-cell table:formula="of:=COS([.A41])" office:value-type="float" office:value="0.0000000657792607205195" calcext:value-type="float">
            <text:p>6,57792607205195E-08</text:p>
          </table:table-cell>
          <table:table-cell table:formula="of:=-SIN([.B41])" office:value-type="float" office:value="-0.0000000671223760708102" calcext:value-type="float">
            <text:p>-6,71223760708102E-08</text:p>
          </table:table-cell>
          <table:table-cell table:formula="of:=IF([.J40]&gt;[.I40];[.E40]/2;[.E40])" office:value-type="float" office:value="0.000000238418579101562" calcext:value-type="float">
            <text:p>2,38418579101562E-07</text:p>
          </table:table-cell>
          <table:table-cell table:formula="of:=-[.C41]*[.E41]/[.H41]" office:value-type="float" office:value="-0.000000166875113859053" calcext:value-type="float">
            <text:p>-1,66875113859053E-07</text:p>
          </table:table-cell>
          <table:table-cell table:formula="of:=-[.D41]*[.E41]/[.H41]" office:value-type="float" office:value="0.000000170282457215463" calcext:value-type="float">
            <text:p>1,70282457215463E-07</text:p>
          </table:table-cell>
          <table:table-cell table:formula="of:=SQRT([.C41]^2+[.D41]^2)" office:value-type="float" office:value="0.0000000939804474895142" calcext:value-type="float">
            <text:p>9,39804474895142E-08</text:p>
          </table:table-cell>
          <table:table-cell table:formula="of:=IF([.J40]&lt;[.I40];[.J40];[.I40])" office:value-type="float" office:value="1" calcext:value-type="float">
            <text:p>1</text:p>
          </table:table-cell>
          <table:table-cell table:style-name="ce13" table:formula="of:=SIN([.A41]+[.F41])+COS([.B41]+[.G41])+3" office:value-type="float" office:value="1.00000000000001" calcext:value-type="float">
            <text:p>1,00000000000001</text:p>
          </table:table-cell>
          <table:table-cell table:style-name="ce14" table:formula="of:=[.I41]-[.J41]" office:value-type="float" office:value="-5.99520433297584E-015" calcext:value-type="float">
            <text:p>-5,99520433297584E-15</text:p>
          </table:table-cell>
          <table:table-cell table:number-columns-repeated="1013"/>
        </table:table-row>
        <table:table-row table:style-name="ro1">
          <table:table-cell table:formula="of:=IF([.$J41]&lt;[.$I41];[.A41]+[.F41];[.A41])" office:value-type="float" office:value="10.9955743533435" calcext:value-type="float">
            <text:p>10,9955743533435</text:p>
          </table:table-cell>
          <table:table-cell table:formula="of:=IF([.$J41]&lt;[.$I41];[.B41]+[.G41];[.B41])" office:value-type="float" office:value="21.9911485080062" calcext:value-type="float">
            <text:p>21,9911485080062</text:p>
          </table:table-cell>
          <table:table-cell table:formula="of:=COS([.A42])" office:value-type="float" office:value="0.0000000657792607205195" calcext:value-type="float">
            <text:p>6,57792607205195E-08</text:p>
          </table:table-cell>
          <table:table-cell table:formula="of:=-SIN([.B42])" office:value-type="float" office:value="-0.0000000671223760708102" calcext:value-type="float">
            <text:p>-6,71223760708102E-08</text:p>
          </table:table-cell>
          <table:table-cell table:formula="of:=IF([.J41]&gt;[.I41];[.E41]/2;[.E41])" office:value-type="float" office:value="0.000000119209289550781" calcext:value-type="float">
            <text:p>1,19209289550781E-07</text:p>
          </table:table-cell>
          <table:table-cell table:formula="of:=-[.C42]*[.E42]/[.H42]" office:value-type="float" office:value="-0.0000000834375569295267" calcext:value-type="float">
            <text:p>-8,34375569295267E-08</text:p>
          </table:table-cell>
          <table:table-cell table:formula="of:=-[.D42]*[.E42]/[.H42]" office:value-type="float" office:value="0.0000000851412286077315" calcext:value-type="float">
            <text:p>8,51412286077315E-08</text:p>
          </table:table-cell>
          <table:table-cell table:formula="of:=SQRT([.C42]^2+[.D42]^2)" office:value-type="float" office:value="0.0000000939804474895142" calcext:value-type="float">
            <text:p>9,39804474895142E-08</text:p>
          </table:table-cell>
          <table:table-cell table:formula="of:=IF([.J41]&lt;[.I41];[.J41];[.I41])" office:value-type="float" office:value="1" calcext:value-type="float">
            <text:p>1</text:p>
          </table:table-cell>
          <table:table-cell table:style-name="ce13" table:formula="of:=SIN([.A42]+[.F42])+COS([.B42]+[.G42])+3" office:value-type="float" office:value="1" calcext:value-type="float">
            <text:p>1</text:p>
          </table:table-cell>
          <table:table-cell table:style-name="ce14" table:formula="of:=[.I42]-[.J42]" office:value-type="float" office:value="4.2188474935756E-015" calcext:value-type="float">
            <text:p>4,2188474935756E-15</text:p>
          </table:table-cell>
          <table:table-cell table:number-columns-repeated="1013"/>
        </table:table-row>
        <table:table-row table:style-name="ro1">
          <table:table-cell table:formula="of:=IF([.$J42]&lt;[.$I42];[.A42]+[.F42];[.A42])" office:value-type="float" office:value="10.995574269906" calcext:value-type="float">
            <text:p>10,995574269906</text:p>
          </table:table-cell>
          <table:table-cell table:formula="of:=IF([.$J42]&lt;[.$I42];[.B42]+[.G42];[.B42])" office:value-type="float" office:value="21.9911485931474" calcext:value-type="float">
            <text:p>21,9911485931474</text:p>
          </table:table-cell>
          <table:table-cell table:formula="of:=COS([.A43])" office:value-type="float" office:value="-0.0000000176582965872555" calcext:value-type="float">
            <text:p>-1,76582965872555E-08</text:p>
          </table:table-cell>
          <table:table-cell table:formula="of:=-SIN([.B43])" office:value-type="float" office:value="0.0000000180188513308536" calcext:value-type="float">
            <text:p>1,80188513308536E-08</text:p>
          </table:table-cell>
          <table:table-cell table:formula="of:=IF([.J42]&gt;[.I42];[.E42]/2;[.E42])" office:value-type="float" office:value="0.000000119209289550781" calcext:value-type="float">
            <text:p>1,19209289550781E-07</text:p>
          </table:table-cell>
          <table:table-cell table:formula="of:=-[.C43]*[.E43]/[.H43]" office:value-type="float" office:value="0.0000000834375606900463" calcext:value-type="float">
            <text:p>8,34375606900463E-08</text:p>
          </table:table-cell>
          <table:table-cell table:formula="of:=-[.D43]*[.E43]/[.H43]" office:value-type="float" office:value="-0.0000000851412249224595" calcext:value-type="float">
            <text:p>-8,51412249224595E-08</text:p>
          </table:table-cell>
          <table:table-cell table:formula="of:=SQRT([.C43]^2+[.D43]^2)" office:value-type="float" office:value="0.0000000252288414646191" calcext:value-type="float">
            <text:p>2,52288414646191E-08</text:p>
          </table:table-cell>
          <table:table-cell table:formula="of:=IF([.J42]&lt;[.I42];[.J42];[.I42])" office:value-type="float" office:value="1" calcext:value-type="float">
            <text:p>1</text:p>
          </table:table-cell>
          <table:table-cell table:style-name="ce13" table:formula="of:=SIN([.A43]+[.F43])+COS([.B43]+[.G43])+3" office:value-type="float" office:value="1" calcext:value-type="float">
            <text:p>1</text:p>
          </table:table-cell>
          <table:table-cell table:style-name="ce14" table:formula="of:=[.I43]-[.J43]" office:value-type="float" office:value="-4.2188474935756E-015" calcext:value-type="float">
            <text:p>-4,2188474935756E-15</text:p>
          </table:table-cell>
          <table:table-cell table:number-columns-repeated="1013"/>
        </table:table-row>
        <table:table-row table:style-name="ro1">
          <table:table-cell table:formula="of:=IF([.$J43]&lt;[.$I43];[.A43]+[.F43];[.A43])" office:value-type="float" office:value="10.995574269906" calcext:value-type="float">
            <text:p>10,995574269906</text:p>
          </table:table-cell>
          <table:table-cell table:formula="of:=IF([.$J43]&lt;[.$I43];[.B43]+[.G43];[.B43])" office:value-type="float" office:value="21.9911485931474" calcext:value-type="float">
            <text:p>21,9911485931474</text:p>
          </table:table-cell>
          <table:table-cell table:formula="of:=COS([.A44])" office:value-type="float" office:value="-0.0000000176582965872555" calcext:value-type="float">
            <text:p>-1,76582965872555E-08</text:p>
          </table:table-cell>
          <table:table-cell table:formula="of:=-SIN([.B44])" office:value-type="float" office:value="0.0000000180188513308536" calcext:value-type="float">
            <text:p>1,80188513308536E-08</text:p>
          </table:table-cell>
          <table:table-cell table:formula="of:=IF([.J43]&gt;[.I43];[.E43]/2;[.E43])" office:value-type="float" office:value="0.0000000596046447753906" calcext:value-type="float">
            <text:p>5,96046447753906E-08</text:p>
          </table:table-cell>
          <table:table-cell table:formula="of:=-[.C44]*[.E44]/[.H44]" office:value-type="float" office:value="0.0000000417187803450231" calcext:value-type="float">
            <text:p>4,17187803450231E-08</text:p>
          </table:table-cell>
          <table:table-cell table:formula="of:=-[.D44]*[.E44]/[.H44]" office:value-type="float" office:value="-0.0000000425706124612298" calcext:value-type="float">
            <text:p>-4,25706124612298E-08</text:p>
          </table:table-cell>
          <table:table-cell table:formula="of:=SQRT([.C44]^2+[.D44]^2)" office:value-type="float" office:value="0.0000000252288414646191" calcext:value-type="float">
            <text:p>2,52288414646191E-08</text:p>
          </table:table-cell>
          <table:table-cell table:formula="of:=IF([.J43]&lt;[.I43];[.J43];[.I43])" office:value-type="float" office:value="1" calcext:value-type="float">
            <text:p>1</text:p>
          </table:table-cell>
          <table:table-cell table:style-name="ce13" table:formula="of:=SIN([.A44]+[.F44])+COS([.B44]+[.G44])+3" office:value-type="float" office:value="1" calcext:value-type="float">
            <text:p>1</text:p>
          </table:table-cell>
          <table:table-cell table:style-name="ce14" table:formula="of:=[.I44]-[.J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IF([.$J44]&lt;[.$I44];[.A44]+[.F44];[.A44])" office:value-type="float" office:value="10.995574269906" calcext:value-type="float">
            <text:p>10,995574269906</text:p>
          </table:table-cell>
          <table:table-cell table:formula="of:=IF([.$J44]&lt;[.$I44];[.B44]+[.G44];[.B44])" office:value-type="float" office:value="21.9911485931474" calcext:value-type="float">
            <text:p>21,9911485931474</text:p>
          </table:table-cell>
          <table:table-cell table:formula="of:=COS([.A45])" office:value-type="float" office:value="-0.0000000176582965872555" calcext:value-type="float">
            <text:p>-1,76582965872555E-08</text:p>
          </table:table-cell>
          <table:table-cell table:formula="of:=-SIN([.B45])" office:value-type="float" office:value="0.0000000180188513308536" calcext:value-type="float">
            <text:p>1,80188513308536E-08</text:p>
          </table:table-cell>
          <table:table-cell table:formula="of:=IF([.J44]&gt;[.I44];[.E44]/2;[.E44])" office:value-type="float" office:value="0.0000000596046447753906" calcext:value-type="float">
            <text:p>5,96046447753906E-08</text:p>
          </table:table-cell>
          <table:table-cell table:formula="of:=-[.C45]*[.E45]/[.H45]" office:value-type="float" office:value="0.0000000417187803450231" calcext:value-type="float">
            <text:p>4,17187803450231E-08</text:p>
          </table:table-cell>
          <table:table-cell table:formula="of:=-[.D45]*[.E45]/[.H45]" office:value-type="float" office:value="-0.0000000425706124612298" calcext:value-type="float">
            <text:p>-4,25706124612298E-08</text:p>
          </table:table-cell>
          <table:table-cell table:formula="of:=SQRT([.C45]^2+[.D45]^2)" office:value-type="float" office:value="0.0000000252288414646191" calcext:value-type="float">
            <text:p>2,52288414646191E-08</text:p>
          </table:table-cell>
          <table:table-cell table:formula="of:=IF([.J44]&lt;[.I44];[.J44];[.I44])" office:value-type="float" office:value="1" calcext:value-type="float">
            <text:p>1</text:p>
          </table:table-cell>
          <table:table-cell table:style-name="ce13" table:formula="of:=SIN([.A45]+[.F45])+COS([.B45]+[.G45])+3" office:value-type="float" office:value="1" calcext:value-type="float">
            <text:p>1</text:p>
          </table:table-cell>
          <table:table-cell table:style-name="ce14" table:formula="of:=[.I45]-[.J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IF([.$J45]&lt;[.$I45];[.A45]+[.F45];[.A45])" office:value-type="float" office:value="10.995574269906" calcext:value-type="float">
            <text:p>10,995574269906</text:p>
          </table:table-cell>
          <table:table-cell table:formula="of:=IF([.$J45]&lt;[.$I45];[.B45]+[.G45];[.B45])" office:value-type="float" office:value="21.9911485931474" calcext:value-type="float">
            <text:p>21,9911485931474</text:p>
          </table:table-cell>
          <table:table-cell table:formula="of:=COS([.A46])" office:value-type="float" office:value="-0.0000000176582965872555" calcext:value-type="float">
            <text:p>-1,76582965872555E-08</text:p>
          </table:table-cell>
          <table:table-cell table:formula="of:=-SIN([.B46])" office:value-type="float" office:value="0.0000000180188513308536" calcext:value-type="float">
            <text:p>1,80188513308536E-08</text:p>
          </table:table-cell>
          <table:table-cell table:formula="of:=IF([.J45]&gt;[.I45];[.E45]/2;[.E45])" office:value-type="float" office:value="0.0000000596046447753906" calcext:value-type="float">
            <text:p>5,96046447753906E-08</text:p>
          </table:table-cell>
          <table:table-cell table:formula="of:=-[.C46]*[.E46]/[.H46]" office:value-type="float" office:value="0.0000000417187803450231" calcext:value-type="float">
            <text:p>4,17187803450231E-08</text:p>
          </table:table-cell>
          <table:table-cell table:formula="of:=-[.D46]*[.E46]/[.H46]" office:value-type="float" office:value="-0.0000000425706124612298" calcext:value-type="float">
            <text:p>-4,25706124612298E-08</text:p>
          </table:table-cell>
          <table:table-cell table:formula="of:=SQRT([.C46]^2+[.D46]^2)" office:value-type="float" office:value="0.0000000252288414646191" calcext:value-type="float">
            <text:p>2,52288414646191E-08</text:p>
          </table:table-cell>
          <table:table-cell table:formula="of:=IF([.J45]&lt;[.I45];[.J45];[.I45])" office:value-type="float" office:value="1" calcext:value-type="float">
            <text:p>1</text:p>
          </table:table-cell>
          <table:table-cell table:style-name="ce13" table:formula="of:=SIN([.A46]+[.F46])+COS([.B46]+[.G46])+3" office:value-type="float" office:value="1" calcext:value-type="float">
            <text:p>1</text:p>
          </table:table-cell>
          <table:table-cell table:style-name="ce14" table:formula="of:=[.I46]-[.J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IF([.$J46]&lt;[.$I46];[.A46]+[.F46];[.A46])" office:value-type="float" office:value="10.995574269906" calcext:value-type="float">
            <text:p>10,995574269906</text:p>
          </table:table-cell>
          <table:table-cell table:formula="of:=IF([.$J46]&lt;[.$I46];[.B46]+[.G46];[.B46])" office:value-type="float" office:value="21.9911485931474" calcext:value-type="float">
            <text:p>21,9911485931474</text:p>
          </table:table-cell>
          <table:table-cell table:formula="of:=COS([.A47])" office:value-type="float" office:value="-0.0000000176582965872555" calcext:value-type="float">
            <text:p>-1,76582965872555E-08</text:p>
          </table:table-cell>
          <table:table-cell table:formula="of:=-SIN([.B47])" office:value-type="float" office:value="0.0000000180188513308536" calcext:value-type="float">
            <text:p>1,80188513308536E-08</text:p>
          </table:table-cell>
          <table:table-cell table:formula="of:=IF([.J46]&gt;[.I46];[.E46]/2;[.E46])" office:value-type="float" office:value="0.0000000596046447753906" calcext:value-type="float">
            <text:p>5,96046447753906E-08</text:p>
          </table:table-cell>
          <table:table-cell table:formula="of:=-[.C47]*[.E47]/[.H47]" office:value-type="float" office:value="0.0000000417187803450231" calcext:value-type="float">
            <text:p>4,17187803450231E-08</text:p>
          </table:table-cell>
          <table:table-cell table:formula="of:=-[.D47]*[.E47]/[.H47]" office:value-type="float" office:value="-0.0000000425706124612298" calcext:value-type="float">
            <text:p>-4,25706124612298E-08</text:p>
          </table:table-cell>
          <table:table-cell table:formula="of:=SQRT([.C47]^2+[.D47]^2)" office:value-type="float" office:value="0.0000000252288414646191" calcext:value-type="float">
            <text:p>2,52288414646191E-08</text:p>
          </table:table-cell>
          <table:table-cell table:formula="of:=IF([.J46]&lt;[.I46];[.J46];[.I46])" office:value-type="float" office:value="1" calcext:value-type="float">
            <text:p>1</text:p>
          </table:table-cell>
          <table:table-cell table:style-name="ce13" table:formula="of:=SIN([.A47]+[.F47])+COS([.B47]+[.G47])+3" office:value-type="float" office:value="1" calcext:value-type="float">
            <text:p>1</text:p>
          </table:table-cell>
          <table:table-cell table:style-name="ce14" table:formula="of:=[.I47]-[.J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IF([.$J47]&lt;[.$I47];[.A47]+[.F47];[.A47])" office:value-type="float" office:value="10.995574269906" calcext:value-type="float">
            <text:p>10,995574269906</text:p>
          </table:table-cell>
          <table:table-cell table:formula="of:=IF([.$J47]&lt;[.$I47];[.B47]+[.G47];[.B47])" office:value-type="float" office:value="21.9911485931474" calcext:value-type="float">
            <text:p>21,9911485931474</text:p>
          </table:table-cell>
          <table:table-cell table:formula="of:=COS([.A48])" office:value-type="float" office:value="-0.0000000176582965872555" calcext:value-type="float">
            <text:p>-1,76582965872555E-08</text:p>
          </table:table-cell>
          <table:table-cell table:formula="of:=-SIN([.B48])" office:value-type="float" office:value="0.0000000180188513308536" calcext:value-type="float">
            <text:p>1,80188513308536E-08</text:p>
          </table:table-cell>
          <table:table-cell table:formula="of:=IF([.J47]&gt;[.I47];[.E47]/2;[.E47])" office:value-type="float" office:value="0.0000000596046447753906" calcext:value-type="float">
            <text:p>5,96046447753906E-08</text:p>
          </table:table-cell>
          <table:table-cell table:formula="of:=-[.C48]*[.E48]/[.H48]" office:value-type="float" office:value="0.0000000417187803450231" calcext:value-type="float">
            <text:p>4,17187803450231E-08</text:p>
          </table:table-cell>
          <table:table-cell table:formula="of:=-[.D48]*[.E48]/[.H48]" office:value-type="float" office:value="-0.0000000425706124612298" calcext:value-type="float">
            <text:p>-4,25706124612298E-08</text:p>
          </table:table-cell>
          <table:table-cell table:formula="of:=SQRT([.C48]^2+[.D48]^2)" office:value-type="float" office:value="0.0000000252288414646191" calcext:value-type="float">
            <text:p>2,52288414646191E-08</text:p>
          </table:table-cell>
          <table:table-cell table:formula="of:=IF([.J47]&lt;[.I47];[.J47];[.I47])" office:value-type="float" office:value="1" calcext:value-type="float">
            <text:p>1</text:p>
          </table:table-cell>
          <table:table-cell table:style-name="ce13" table:formula="of:=SIN([.A48]+[.F48])+COS([.B48]+[.G48])+3" office:value-type="float" office:value="1" calcext:value-type="float">
            <text:p>1</text:p>
          </table:table-cell>
          <table:table-cell table:style-name="ce14" table:formula="of:=[.I48]-[.J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IF([.$J48]&lt;[.$I48];[.A48]+[.F48];[.A48])" office:value-type="float" office:value="10.995574269906" calcext:value-type="float">
            <text:p>10,995574269906</text:p>
          </table:table-cell>
          <table:table-cell table:formula="of:=IF([.$J48]&lt;[.$I48];[.B48]+[.G48];[.B48])" office:value-type="float" office:value="21.9911485931474" calcext:value-type="float">
            <text:p>21,9911485931474</text:p>
          </table:table-cell>
          <table:table-cell table:formula="of:=COS([.A49])" office:value-type="float" office:value="-0.0000000176582965872555" calcext:value-type="float">
            <text:p>-1,76582965872555E-08</text:p>
          </table:table-cell>
          <table:table-cell table:formula="of:=-SIN([.B49])" office:value-type="float" office:value="0.0000000180188513308536" calcext:value-type="float">
            <text:p>1,80188513308536E-08</text:p>
          </table:table-cell>
          <table:table-cell table:formula="of:=IF([.J48]&gt;[.I48];[.E48]/2;[.E48])" office:value-type="float" office:value="0.0000000596046447753906" calcext:value-type="float">
            <text:p>5,96046447753906E-08</text:p>
          </table:table-cell>
          <table:table-cell table:formula="of:=-[.C49]*[.E49]/[.H49]" office:value-type="float" office:value="0.0000000417187803450231" calcext:value-type="float">
            <text:p>4,17187803450231E-08</text:p>
          </table:table-cell>
          <table:table-cell table:formula="of:=-[.D49]*[.E49]/[.H49]" office:value-type="float" office:value="-0.0000000425706124612298" calcext:value-type="float">
            <text:p>-4,25706124612298E-08</text:p>
          </table:table-cell>
          <table:table-cell table:formula="of:=SQRT([.C49]^2+[.D49]^2)" office:value-type="float" office:value="0.0000000252288414646191" calcext:value-type="float">
            <text:p>2,52288414646191E-08</text:p>
          </table:table-cell>
          <table:table-cell table:formula="of:=IF([.J48]&lt;[.I48];[.J48];[.I48])" office:value-type="float" office:value="1" calcext:value-type="float">
            <text:p>1</text:p>
          </table:table-cell>
          <table:table-cell table:style-name="ce13" table:formula="of:=SIN([.A49]+[.F49])+COS([.B49]+[.G49])+3" office:value-type="float" office:value="1" calcext:value-type="float">
            <text:p>1</text:p>
          </table:table-cell>
          <table:table-cell table:style-name="ce14" table:formula="of:=[.I49]-[.J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IF([.$J49]&lt;[.$I49];[.A49]+[.F49];[.A49])" office:value-type="float" office:value="10.995574269906" calcext:value-type="float">
            <text:p>10,995574269906</text:p>
          </table:table-cell>
          <table:table-cell table:formula="of:=IF([.$J49]&lt;[.$I49];[.B49]+[.G49];[.B49])" office:value-type="float" office:value="21.9911485931474" calcext:value-type="float">
            <text:p>21,9911485931474</text:p>
          </table:table-cell>
          <table:table-cell table:formula="of:=COS([.A50])" office:value-type="float" office:value="-0.0000000176582965872555" calcext:value-type="float">
            <text:p>-1,76582965872555E-08</text:p>
          </table:table-cell>
          <table:table-cell table:formula="of:=-SIN([.B50])" office:value-type="float" office:value="0.0000000180188513308536" calcext:value-type="float">
            <text:p>1,80188513308536E-08</text:p>
          </table:table-cell>
          <table:table-cell table:formula="of:=IF([.J49]&gt;[.I49];[.E49]/2;[.E49])" office:value-type="float" office:value="0.0000000596046447753906" calcext:value-type="float">
            <text:p>5,96046447753906E-08</text:p>
          </table:table-cell>
          <table:table-cell table:formula="of:=-[.C50]*[.E50]/[.H50]" office:value-type="float" office:value="0.0000000417187803450231" calcext:value-type="float">
            <text:p>4,17187803450231E-08</text:p>
          </table:table-cell>
          <table:table-cell table:formula="of:=-[.D50]*[.E50]/[.H50]" office:value-type="float" office:value="-0.0000000425706124612298" calcext:value-type="float">
            <text:p>-4,25706124612298E-08</text:p>
          </table:table-cell>
          <table:table-cell table:formula="of:=SQRT([.C50]^2+[.D50]^2)" office:value-type="float" office:value="0.0000000252288414646191" calcext:value-type="float">
            <text:p>2,52288414646191E-08</text:p>
          </table:table-cell>
          <table:table-cell table:formula="of:=IF([.J49]&lt;[.I49];[.J49];[.I49])" office:value-type="float" office:value="1" calcext:value-type="float">
            <text:p>1</text:p>
          </table:table-cell>
          <table:table-cell table:style-name="ce13" table:formula="of:=SIN([.A50]+[.F50])+COS([.B50]+[.G50])+3" office:value-type="float" office:value="1" calcext:value-type="float">
            <text:p>1</text:p>
          </table:table-cell>
          <table:table-cell table:style-name="ce14" table:formula="of:=[.I50]-[.J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IF([.$J50]&lt;[.$I50];[.A50]+[.F50];[.A50])" office:value-type="float" office:value="10.995574269906" calcext:value-type="float">
            <text:p>10,995574269906</text:p>
          </table:table-cell>
          <table:table-cell table:formula="of:=IF([.$J50]&lt;[.$I50];[.B50]+[.G50];[.B50])" office:value-type="float" office:value="21.9911485931474" calcext:value-type="float">
            <text:p>21,9911485931474</text:p>
          </table:table-cell>
          <table:table-cell table:formula="of:=COS([.A51])" office:value-type="float" office:value="-0.0000000176582965872555" calcext:value-type="float">
            <text:p>-1,76582965872555E-08</text:p>
          </table:table-cell>
          <table:table-cell table:formula="of:=-SIN([.B51])" office:value-type="float" office:value="0.0000000180188513308536" calcext:value-type="float">
            <text:p>1,80188513308536E-08</text:p>
          </table:table-cell>
          <table:table-cell table:formula="of:=IF([.J50]&gt;[.I50];[.E50]/2;[.E50])" office:value-type="float" office:value="0.0000000596046447753906" calcext:value-type="float">
            <text:p>5,96046447753906E-08</text:p>
          </table:table-cell>
          <table:table-cell table:formula="of:=-[.C51]*[.E51]/[.H51]" office:value-type="float" office:value="0.0000000417187803450231" calcext:value-type="float">
            <text:p>4,17187803450231E-08</text:p>
          </table:table-cell>
          <table:table-cell table:formula="of:=-[.D51]*[.E51]/[.H51]" office:value-type="float" office:value="-0.0000000425706124612298" calcext:value-type="float">
            <text:p>-4,25706124612298E-08</text:p>
          </table:table-cell>
          <table:table-cell table:formula="of:=SQRT([.C51]^2+[.D51]^2)" office:value-type="float" office:value="0.0000000252288414646191" calcext:value-type="float">
            <text:p>2,52288414646191E-08</text:p>
          </table:table-cell>
          <table:table-cell table:formula="of:=IF([.J50]&lt;[.I50];[.J50];[.I50])" office:value-type="float" office:value="1" calcext:value-type="float">
            <text:p>1</text:p>
          </table:table-cell>
          <table:table-cell table:style-name="ce13" table:formula="of:=SIN([.A51]+[.F51])+COS([.B51]+[.G51])+3" office:value-type="float" office:value="1" calcext:value-type="float">
            <text:p>1</text:p>
          </table:table-cell>
          <table:table-cell table:style-name="ce14" table:formula="of:=[.I51]-[.J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IF([.$J51]&lt;[.$I51];[.A51]+[.F51];[.A51])" office:value-type="float" office:value="10.995574269906" calcext:value-type="float">
            <text:p>10,995574269906</text:p>
          </table:table-cell>
          <table:table-cell table:formula="of:=IF([.$J51]&lt;[.$I51];[.B51]+[.G51];[.B51])" office:value-type="float" office:value="21.9911485931474" calcext:value-type="float">
            <text:p>21,9911485931474</text:p>
          </table:table-cell>
          <table:table-cell table:formula="of:=COS([.A52])" office:value-type="float" office:value="-0.0000000176582965872555" calcext:value-type="float">
            <text:p>-1,76582965872555E-08</text:p>
          </table:table-cell>
          <table:table-cell table:formula="of:=-SIN([.B52])" office:value-type="float" office:value="0.0000000180188513308536" calcext:value-type="float">
            <text:p>1,80188513308536E-08</text:p>
          </table:table-cell>
          <table:table-cell table:formula="of:=IF([.J51]&gt;[.I51];[.E51]/2;[.E51])" office:value-type="float" office:value="0.0000000596046447753906" calcext:value-type="float">
            <text:p>5,96046447753906E-08</text:p>
          </table:table-cell>
          <table:table-cell table:formula="of:=-[.C52]*[.E52]/[.H52]" office:value-type="float" office:value="0.0000000417187803450231" calcext:value-type="float">
            <text:p>4,17187803450231E-08</text:p>
          </table:table-cell>
          <table:table-cell table:formula="of:=-[.D52]*[.E52]/[.H52]" office:value-type="float" office:value="-0.0000000425706124612298" calcext:value-type="float">
            <text:p>-4,25706124612298E-08</text:p>
          </table:table-cell>
          <table:table-cell table:formula="of:=SQRT([.C52]^2+[.D52]^2)" office:value-type="float" office:value="0.0000000252288414646191" calcext:value-type="float">
            <text:p>2,52288414646191E-08</text:p>
          </table:table-cell>
          <table:table-cell table:formula="of:=IF([.J51]&lt;[.I51];[.J51];[.I51])" office:value-type="float" office:value="1" calcext:value-type="float">
            <text:p>1</text:p>
          </table:table-cell>
          <table:table-cell table:style-name="ce13" table:formula="of:=SIN([.A52]+[.F52])+COS([.B52]+[.G52])+3" office:value-type="float" office:value="1" calcext:value-type="float">
            <text:p>1</text:p>
          </table:table-cell>
          <table:table-cell table:style-name="ce14" table:formula="of:=[.I52]-[.J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IF([.$J52]&lt;[.$I52];[.A52]+[.F52];[.A52])" office:value-type="float" office:value="10.995574269906" calcext:value-type="float">
            <text:p>10,995574269906</text:p>
          </table:table-cell>
          <table:table-cell table:formula="of:=IF([.$J52]&lt;[.$I52];[.B52]+[.G52];[.B52])" office:value-type="float" office:value="21.9911485931474" calcext:value-type="float">
            <text:p>21,9911485931474</text:p>
          </table:table-cell>
          <table:table-cell table:formula="of:=COS([.A53])" office:value-type="float" office:value="-0.0000000176582965872555" calcext:value-type="float">
            <text:p>-1,76582965872555E-08</text:p>
          </table:table-cell>
          <table:table-cell table:formula="of:=-SIN([.B53])" office:value-type="float" office:value="0.0000000180188513308536" calcext:value-type="float">
            <text:p>1,80188513308536E-08</text:p>
          </table:table-cell>
          <table:table-cell table:formula="of:=IF([.J52]&gt;[.I52];[.E52]/2;[.E52])" office:value-type="float" office:value="0.0000000596046447753906" calcext:value-type="float">
            <text:p>5,96046447753906E-08</text:p>
          </table:table-cell>
          <table:table-cell table:formula="of:=-[.C53]*[.E53]/[.H53]" office:value-type="float" office:value="0.0000000417187803450231" calcext:value-type="float">
            <text:p>4,17187803450231E-08</text:p>
          </table:table-cell>
          <table:table-cell table:formula="of:=-[.D53]*[.E53]/[.H53]" office:value-type="float" office:value="-0.0000000425706124612298" calcext:value-type="float">
            <text:p>-4,25706124612298E-08</text:p>
          </table:table-cell>
          <table:table-cell table:formula="of:=SQRT([.C53]^2+[.D53]^2)" office:value-type="float" office:value="0.0000000252288414646191" calcext:value-type="float">
            <text:p>2,52288414646191E-08</text:p>
          </table:table-cell>
          <table:table-cell table:formula="of:=IF([.J52]&lt;[.I52];[.J52];[.I52])" office:value-type="float" office:value="1" calcext:value-type="float">
            <text:p>1</text:p>
          </table:table-cell>
          <table:table-cell table:style-name="ce13" table:formula="of:=SIN([.A53]+[.F53])+COS([.B53]+[.G53])+3" office:value-type="float" office:value="1" calcext:value-type="float">
            <text:p>1</text:p>
          </table:table-cell>
          <table:table-cell table:style-name="ce14" table:formula="of:=[.I53]-[.J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IF([.$J53]&lt;[.$I53];[.A53]+[.F53];[.A53])" office:value-type="float" office:value="10.995574269906" calcext:value-type="float">
            <text:p>10,995574269906</text:p>
          </table:table-cell>
          <table:table-cell table:formula="of:=IF([.$J53]&lt;[.$I53];[.B53]+[.G53];[.B53])" office:value-type="float" office:value="21.9911485931474" calcext:value-type="float">
            <text:p>21,9911485931474</text:p>
          </table:table-cell>
          <table:table-cell table:formula="of:=COS([.A54])" office:value-type="float" office:value="-0.0000000176582965872555" calcext:value-type="float">
            <text:p>-1,76582965872555E-08</text:p>
          </table:table-cell>
          <table:table-cell table:formula="of:=-SIN([.B54])" office:value-type="float" office:value="0.0000000180188513308536" calcext:value-type="float">
            <text:p>1,80188513308536E-08</text:p>
          </table:table-cell>
          <table:table-cell table:formula="of:=IF([.J53]&gt;[.I53];[.E53]/2;[.E53])" office:value-type="float" office:value="0.0000000596046447753906" calcext:value-type="float">
            <text:p>5,96046447753906E-08</text:p>
          </table:table-cell>
          <table:table-cell table:formula="of:=-[.C54]*[.E54]/[.H54]" office:value-type="float" office:value="0.0000000417187803450231" calcext:value-type="float">
            <text:p>4,17187803450231E-08</text:p>
          </table:table-cell>
          <table:table-cell table:formula="of:=-[.D54]*[.E54]/[.H54]" office:value-type="float" office:value="-0.0000000425706124612298" calcext:value-type="float">
            <text:p>-4,25706124612298E-08</text:p>
          </table:table-cell>
          <table:table-cell table:formula="of:=SQRT([.C54]^2+[.D54]^2)" office:value-type="float" office:value="0.0000000252288414646191" calcext:value-type="float">
            <text:p>2,52288414646191E-08</text:p>
          </table:table-cell>
          <table:table-cell table:formula="of:=IF([.J53]&lt;[.I53];[.J53];[.I53])" office:value-type="float" office:value="1" calcext:value-type="float">
            <text:p>1</text:p>
          </table:table-cell>
          <table:table-cell table:style-name="ce13" table:formula="of:=SIN([.A54]+[.F54])+COS([.B54]+[.G54])+3" office:value-type="float" office:value="1" calcext:value-type="float">
            <text:p>1</text:p>
          </table:table-cell>
          <table:table-cell table:style-name="ce14" table:formula="of:=[.I54]-[.J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IF([.$J54]&lt;[.$I54];[.A54]+[.F54];[.A54])" office:value-type="float" office:value="10.995574269906" calcext:value-type="float">
            <text:p>10,995574269906</text:p>
          </table:table-cell>
          <table:table-cell table:formula="of:=IF([.$J54]&lt;[.$I54];[.B54]+[.G54];[.B54])" office:value-type="float" office:value="21.9911485931474" calcext:value-type="float">
            <text:p>21,9911485931474</text:p>
          </table:table-cell>
          <table:table-cell table:formula="of:=COS([.A55])" office:value-type="float" office:value="-0.0000000176582965872555" calcext:value-type="float">
            <text:p>-1,76582965872555E-08</text:p>
          </table:table-cell>
          <table:table-cell table:formula="of:=-SIN([.B55])" office:value-type="float" office:value="0.0000000180188513308536" calcext:value-type="float">
            <text:p>1,80188513308536E-08</text:p>
          </table:table-cell>
          <table:table-cell table:formula="of:=IF([.J54]&gt;[.I54];[.E54]/2;[.E54])" office:value-type="float" office:value="0.0000000596046447753906" calcext:value-type="float">
            <text:p>5,96046447753906E-08</text:p>
          </table:table-cell>
          <table:table-cell table:formula="of:=-[.C55]*[.E55]/[.H55]" office:value-type="float" office:value="0.0000000417187803450231" calcext:value-type="float">
            <text:p>4,17187803450231E-08</text:p>
          </table:table-cell>
          <table:table-cell table:formula="of:=-[.D55]*[.E55]/[.H55]" office:value-type="float" office:value="-0.0000000425706124612298" calcext:value-type="float">
            <text:p>-4,25706124612298E-08</text:p>
          </table:table-cell>
          <table:table-cell table:formula="of:=SQRT([.C55]^2+[.D55]^2)" office:value-type="float" office:value="0.0000000252288414646191" calcext:value-type="float">
            <text:p>2,52288414646191E-08</text:p>
          </table:table-cell>
          <table:table-cell table:formula="of:=IF([.J54]&lt;[.I54];[.J54];[.I54])" office:value-type="float" office:value="1" calcext:value-type="float">
            <text:p>1</text:p>
          </table:table-cell>
          <table:table-cell table:style-name="ce13" table:formula="of:=SIN([.A55]+[.F55])+COS([.B55]+[.G55])+3" office:value-type="float" office:value="1" calcext:value-type="float">
            <text:p>1</text:p>
          </table:table-cell>
          <table:table-cell table:style-name="ce14" table:formula="of:=[.I55]-[.J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IF([.$J55]&lt;[.$I55];[.A55]+[.F55];[.A55])" office:value-type="float" office:value="10.995574269906" calcext:value-type="float">
            <text:p>10,995574269906</text:p>
          </table:table-cell>
          <table:table-cell table:formula="of:=IF([.$J55]&lt;[.$I55];[.B55]+[.G55];[.B55])" office:value-type="float" office:value="21.9911485931474" calcext:value-type="float">
            <text:p>21,9911485931474</text:p>
          </table:table-cell>
          <table:table-cell table:formula="of:=COS([.A56])" office:value-type="float" office:value="-0.0000000176582965872555" calcext:value-type="float">
            <text:p>-1,76582965872555E-08</text:p>
          </table:table-cell>
          <table:table-cell table:formula="of:=-SIN([.B56])" office:value-type="float" office:value="0.0000000180188513308536" calcext:value-type="float">
            <text:p>1,80188513308536E-08</text:p>
          </table:table-cell>
          <table:table-cell table:formula="of:=IF([.J55]&gt;[.I55];[.E55]/2;[.E55])" office:value-type="float" office:value="0.0000000596046447753906" calcext:value-type="float">
            <text:p>5,96046447753906E-08</text:p>
          </table:table-cell>
          <table:table-cell table:formula="of:=-[.C56]*[.E56]/[.H56]" office:value-type="float" office:value="0.0000000417187803450231" calcext:value-type="float">
            <text:p>4,17187803450231E-08</text:p>
          </table:table-cell>
          <table:table-cell table:formula="of:=-[.D56]*[.E56]/[.H56]" office:value-type="float" office:value="-0.0000000425706124612298" calcext:value-type="float">
            <text:p>-4,25706124612298E-08</text:p>
          </table:table-cell>
          <table:table-cell table:formula="of:=SQRT([.C56]^2+[.D56]^2)" office:value-type="float" office:value="0.0000000252288414646191" calcext:value-type="float">
            <text:p>2,52288414646191E-08</text:p>
          </table:table-cell>
          <table:table-cell table:formula="of:=IF([.J55]&lt;[.I55];[.J55];[.I55])" office:value-type="float" office:value="1" calcext:value-type="float">
            <text:p>1</text:p>
          </table:table-cell>
          <table:table-cell table:style-name="ce13" table:formula="of:=SIN([.A56]+[.F56])+COS([.B56]+[.G56])+3" office:value-type="float" office:value="1" calcext:value-type="float">
            <text:p>1</text:p>
          </table:table-cell>
          <table:table-cell table:style-name="ce14" table:formula="of:=[.I56]-[.J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IF([.$J56]&lt;[.$I56];[.A56]+[.F56];[.A56])" office:value-type="float" office:value="10.995574269906" calcext:value-type="float">
            <text:p>10,995574269906</text:p>
          </table:table-cell>
          <table:table-cell table:formula="of:=IF([.$J56]&lt;[.$I56];[.B56]+[.G56];[.B56])" office:value-type="float" office:value="21.9911485931474" calcext:value-type="float">
            <text:p>21,9911485931474</text:p>
          </table:table-cell>
          <table:table-cell table:formula="of:=COS([.A57])" office:value-type="float" office:value="-0.0000000176582965872555" calcext:value-type="float">
            <text:p>-1,76582965872555E-08</text:p>
          </table:table-cell>
          <table:table-cell table:formula="of:=-SIN([.B57])" office:value-type="float" office:value="0.0000000180188513308536" calcext:value-type="float">
            <text:p>1,80188513308536E-08</text:p>
          </table:table-cell>
          <table:table-cell table:formula="of:=IF([.J56]&gt;[.I56];[.E56]/2;[.E56])" office:value-type="float" office:value="0.0000000596046447753906" calcext:value-type="float">
            <text:p>5,96046447753906E-08</text:p>
          </table:table-cell>
          <table:table-cell table:formula="of:=-[.C57]*[.E57]/[.H57]" office:value-type="float" office:value="0.0000000417187803450231" calcext:value-type="float">
            <text:p>4,17187803450231E-08</text:p>
          </table:table-cell>
          <table:table-cell table:formula="of:=-[.D57]*[.E57]/[.H57]" office:value-type="float" office:value="-0.0000000425706124612298" calcext:value-type="float">
            <text:p>-4,25706124612298E-08</text:p>
          </table:table-cell>
          <table:table-cell table:formula="of:=SQRT([.C57]^2+[.D57]^2)" office:value-type="float" office:value="0.0000000252288414646191" calcext:value-type="float">
            <text:p>2,52288414646191E-08</text:p>
          </table:table-cell>
          <table:table-cell table:formula="of:=IF([.J56]&lt;[.I56];[.J56];[.I56])" office:value-type="float" office:value="1" calcext:value-type="float">
            <text:p>1</text:p>
          </table:table-cell>
          <table:table-cell table:style-name="ce13" table:formula="of:=SIN([.A57]+[.F57])+COS([.B57]+[.G57])+3" office:value-type="float" office:value="1" calcext:value-type="float">
            <text:p>1</text:p>
          </table:table-cell>
          <table:table-cell table:style-name="ce14" table:formula="of:=[.I57]-[.J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IF([.$J57]&lt;[.$I57];[.A57]+[.F57];[.A57])" office:value-type="float" office:value="10.995574269906" calcext:value-type="float">
            <text:p>10,995574269906</text:p>
          </table:table-cell>
          <table:table-cell table:formula="of:=IF([.$J57]&lt;[.$I57];[.B57]+[.G57];[.B57])" office:value-type="float" office:value="21.9911485931474" calcext:value-type="float">
            <text:p>21,9911485931474</text:p>
          </table:table-cell>
          <table:table-cell table:formula="of:=COS([.A58])" office:value-type="float" office:value="-0.0000000176582965872555" calcext:value-type="float">
            <text:p>-1,76582965872555E-08</text:p>
          </table:table-cell>
          <table:table-cell table:formula="of:=-SIN([.B58])" office:value-type="float" office:value="0.0000000180188513308536" calcext:value-type="float">
            <text:p>1,80188513308536E-08</text:p>
          </table:table-cell>
          <table:table-cell table:formula="of:=IF([.J57]&gt;[.I57];[.E57]/2;[.E57])" office:value-type="float" office:value="0.0000000596046447753906" calcext:value-type="float">
            <text:p>5,96046447753906E-08</text:p>
          </table:table-cell>
          <table:table-cell table:formula="of:=-[.C58]*[.E58]/[.H58]" office:value-type="float" office:value="0.0000000417187803450231" calcext:value-type="float">
            <text:p>4,17187803450231E-08</text:p>
          </table:table-cell>
          <table:table-cell table:formula="of:=-[.D58]*[.E58]/[.H58]" office:value-type="float" office:value="-0.0000000425706124612298" calcext:value-type="float">
            <text:p>-4,25706124612298E-08</text:p>
          </table:table-cell>
          <table:table-cell table:formula="of:=SQRT([.C58]^2+[.D58]^2)" office:value-type="float" office:value="0.0000000252288414646191" calcext:value-type="float">
            <text:p>2,52288414646191E-08</text:p>
          </table:table-cell>
          <table:table-cell table:formula="of:=IF([.J57]&lt;[.I57];[.J57];[.I57])" office:value-type="float" office:value="1" calcext:value-type="float">
            <text:p>1</text:p>
          </table:table-cell>
          <table:table-cell table:style-name="ce13" table:formula="of:=SIN([.A58]+[.F58])+COS([.B58]+[.G58])+3" office:value-type="float" office:value="1" calcext:value-type="float">
            <text:p>1</text:p>
          </table:table-cell>
          <table:table-cell table:style-name="ce14" table:formula="of:=[.I58]-[.J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IF([.$J58]&lt;[.$I58];[.A58]+[.F58];[.A58])" office:value-type="float" office:value="10.995574269906" calcext:value-type="float">
            <text:p>10,995574269906</text:p>
          </table:table-cell>
          <table:table-cell table:formula="of:=IF([.$J58]&lt;[.$I58];[.B58]+[.G58];[.B58])" office:value-type="float" office:value="21.9911485931474" calcext:value-type="float">
            <text:p>21,9911485931474</text:p>
          </table:table-cell>
          <table:table-cell table:formula="of:=COS([.A59])" office:value-type="float" office:value="-0.0000000176582965872555" calcext:value-type="float">
            <text:p>-1,76582965872555E-08</text:p>
          </table:table-cell>
          <table:table-cell table:formula="of:=-SIN([.B59])" office:value-type="float" office:value="0.0000000180188513308536" calcext:value-type="float">
            <text:p>1,80188513308536E-08</text:p>
          </table:table-cell>
          <table:table-cell table:formula="of:=IF([.J58]&gt;[.I58];[.E58]/2;[.E58])" office:value-type="float" office:value="0.0000000596046447753906" calcext:value-type="float">
            <text:p>5,96046447753906E-08</text:p>
          </table:table-cell>
          <table:table-cell table:formula="of:=-[.C59]*[.E59]/[.H59]" office:value-type="float" office:value="0.0000000417187803450231" calcext:value-type="float">
            <text:p>4,17187803450231E-08</text:p>
          </table:table-cell>
          <table:table-cell table:formula="of:=-[.D59]*[.E59]/[.H59]" office:value-type="float" office:value="-0.0000000425706124612298" calcext:value-type="float">
            <text:p>-4,25706124612298E-08</text:p>
          </table:table-cell>
          <table:table-cell table:formula="of:=SQRT([.C59]^2+[.D59]^2)" office:value-type="float" office:value="0.0000000252288414646191" calcext:value-type="float">
            <text:p>2,52288414646191E-08</text:p>
          </table:table-cell>
          <table:table-cell table:formula="of:=IF([.J58]&lt;[.I58];[.J58];[.I58])" office:value-type="float" office:value="1" calcext:value-type="float">
            <text:p>1</text:p>
          </table:table-cell>
          <table:table-cell table:style-name="ce13" table:formula="of:=SIN([.A59]+[.F59])+COS([.B59]+[.G59])+3" office:value-type="float" office:value="1" calcext:value-type="float">
            <text:p>1</text:p>
          </table:table-cell>
          <table:table-cell table:style-name="ce14" table:formula="of:=[.I59]-[.J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IF([.$J59]&lt;[.$I59];[.A59]+[.F59];[.A59])" office:value-type="float" office:value="10.995574269906" calcext:value-type="float">
            <text:p>10,995574269906</text:p>
          </table:table-cell>
          <table:table-cell table:formula="of:=IF([.$J59]&lt;[.$I59];[.B59]+[.G59];[.B59])" office:value-type="float" office:value="21.9911485931474" calcext:value-type="float">
            <text:p>21,9911485931474</text:p>
          </table:table-cell>
          <table:table-cell table:formula="of:=COS([.A60])" office:value-type="float" office:value="-0.0000000176582965872555" calcext:value-type="float">
            <text:p>-1,76582965872555E-08</text:p>
          </table:table-cell>
          <table:table-cell table:formula="of:=-SIN([.B60])" office:value-type="float" office:value="0.0000000180188513308536" calcext:value-type="float">
            <text:p>1,80188513308536E-08</text:p>
          </table:table-cell>
          <table:table-cell table:formula="of:=IF([.J59]&gt;[.I59];[.E59]/2;[.E59])" office:value-type="float" office:value="0.0000000596046447753906" calcext:value-type="float">
            <text:p>5,96046447753906E-08</text:p>
          </table:table-cell>
          <table:table-cell table:formula="of:=-[.C60]*[.E60]/[.H60]" office:value-type="float" office:value="0.0000000417187803450231" calcext:value-type="float">
            <text:p>4,17187803450231E-08</text:p>
          </table:table-cell>
          <table:table-cell table:formula="of:=-[.D60]*[.E60]/[.H60]" office:value-type="float" office:value="-0.0000000425706124612298" calcext:value-type="float">
            <text:p>-4,25706124612298E-08</text:p>
          </table:table-cell>
          <table:table-cell table:formula="of:=SQRT([.C60]^2+[.D60]^2)" office:value-type="float" office:value="0.0000000252288414646191" calcext:value-type="float">
            <text:p>2,52288414646191E-08</text:p>
          </table:table-cell>
          <table:table-cell table:formula="of:=IF([.J59]&lt;[.I59];[.J59];[.I59])" office:value-type="float" office:value="1" calcext:value-type="float">
            <text:p>1</text:p>
          </table:table-cell>
          <table:table-cell table:style-name="ce13" table:formula="of:=SIN([.A60]+[.F60])+COS([.B60]+[.G60])+3" office:value-type="float" office:value="1" calcext:value-type="float">
            <text:p>1</text:p>
          </table:table-cell>
          <table:table-cell table:style-name="ce14" table:formula="of:=[.I60]-[.J60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radientenabstieg.K3:Gradientenabstieg.K60">
            <calcext:condition calcext:apply-style-name="Red" calcext:value="&lt;0" calcext:base-cell-address="Gradientenabstieg.K3"/>
            <calcext:condition calcext:apply-style-name="Untitled1" calcext:value="&gt;0" calcext:base-cell-address="Gradientenabstieg.K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5f9f5f"/>
    </style:style>
    <style:style style:name="Red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.00.0000</text:date>, <text:time style:data-style-name="N2" text:time-value="13:58:53.224175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5-11-19T11:35:26.028347000</meta:creation-date>
    <dc:date>2017-11-28T11:03:09.699243000</dc:date>
    <meta:editing-duration>PT21M26S</meta:editing-duration>
    <meta:editing-cycles>5</meta:editing-cycles>
    <meta:generator>LibreOffice/5.3.6.1$MacOSX_X86_64 LibreOffice_project/686f202eff87ef707079aeb7f485847613344eb7</meta:generator>
    <meta:document-statistic meta:table-count="1" meta:cell-count="652" meta:object-count="0"/>
  </office:meta>
</office:document-meta>
</file>